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2*PI()/50" office:value-type="float" office:value="0.125663706143592" calcext:value-type="float">
            <text:p>0,125663706143592</text:p>
          </table:table-cell>
          <table:table-cell office:value-type="float" office:value="0" calcext:value-type="float">
            <text:p>0</text:p>
          </table:table-cell>
          <table:table-cell table:formula="of:=16*(SIN([.A1]))^3" office:value-type="float" office:value="0" calcext:value-type="float">
            <text:p>0</text:p>
          </table:table-cell>
          <table:table-cell table:formula="of:=13*COS([.A1]) - 5*COS(2*[.A1]) - 2*COS(3*[.A1]) - COS(4*[.A1])"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 office:value-type="float" office:value="0" calcext:value-type="float">
            <text:p>0</text:p>
          </table:table-cell>
          <table:table-cell table:formula="of:=16*(SIN([.B1]))^3" office:value-type="float" office:value="0.0315005920329391" calcext:value-type="float">
            <text:p>0,0315005920329391</text:p>
          </table:table-cell>
          <table:table-cell table:formula="of:=13*COS([.B1]) - 5*COS(2*[.B1]) - 2*COS(3*[.B1]) - COS(4*[.B1])" office:value-type="float" office:value="5.31871565962469" calcext:value-type="float">
            <text:p>5,31871565962469</text:p>
          </table:table-cell>
          <table:table-cell office:value-type="string" calcext:value-type="string">
            <text:p>|</text:p>
          </table:table-cell>
          <table:table-cell office:value-type="float" office:value="20" calcext:value-type="float">
            <text:p>20</text:p>
          </table:table-cell>
          <table:table-cell table:formula="of:=16*(SIN([.A1]))^3 + 10" office:value-type="float" office:value="10" calcext:value-type="float">
            <text:p>10</text:p>
          </table:table-cell>
          <table:table-cell table:formula="of:=13*COS([.A1]) - 5*COS(2*[.A1]) - 2*COS(3*[.A1]) - COS(4*[.A1]) + 10" office:value-type="float" office:value="15" calcext:value-type="float">
            <text:p>15</text:p>
          </table:table-cell>
          <table:table-cell office:value-type="string" calcext:value-type="string">
            <text:p>;</text:p>
          </table:table-cell>
          <table:table-cell office:value-type="float" office:value="20" calcext:value-type="float">
            <text:p>20</text:p>
          </table:table-cell>
          <table:table-cell table:formula="of:=16*(SIN([.B1]))^3 + 10" office:value-type="float" office:value="10.0315005920329" calcext:value-type="float">
            <text:p>10,0315005920329</text:p>
          </table:table-cell>
          <table:table-cell table:formula="of:=13*COS([.B1]) - 5*COS(2*[.B1]) - 2*COS(3*[.B1]) - COS(4*[.B1]) + 10" office:value-type="float" office:value="15.3187156596247" calcext:value-type="float">
            <text:p>15,3187156596247</text:p>
          </table:table-cell>
        </table:table-row>
        <table:table-row table:style-name="ro1">
          <table:table-cell table:formula="of:=[.A1] + 2*PI() / 50" office:value-type="float" office:value="0.125663706143592" calcext:value-type="float">
            <text:p>0,125663706143592</text:p>
          </table:table-cell>
          <table:table-cell table:formula="of:=[.B1] + 2*PI()/50" office:value-type="float" office:value="0.251327412287183" calcext:value-type="float">
            <text:p>0,251327412287183</text:p>
          </table:table-cell>
          <table:table-cell table:formula="of:=[.C1]" office:value-type="float" office:value="0" calcext:value-type="float">
            <text:p>0</text:p>
          </table:table-cell>
          <table:table-cell table:formula="of:=16*(SIN([.A2]))^3" office:value-type="float" office:value="0.0315005920329391" calcext:value-type="float">
            <text:p>0,0315005920329391</text:p>
          </table:table-cell>
          <table:table-cell table:formula="of:=13*COS([.A2]) - 5*COS(2*[.A2]) - 2*COS(3*[.A2]) - COS(4*[.A2])" office:value-type="float" office:value="5.31871565962469" calcext:value-type="float">
            <text:p>5,31871565962469</text:p>
          </table:table-cell>
          <table:table-cell office:value-type="string" calcext:value-type="string">
            <text:p>;</text:p>
          </table:table-cell>
          <table:table-cell table:formula="of:=[.G1]" office:value-type="float" office:value="0" calcext:value-type="float">
            <text:p>0</text:p>
          </table:table-cell>
          <table:table-cell table:formula="of:=16*(SIN([.B2]))^3" office:value-type="float" office:value="0.246090222263503" calcext:value-type="float">
            <text:p>0,246090222263503</text:p>
          </table:table-cell>
          <table:table-cell table:formula="of:=13*COS([.B2]) - 5*COS(2*[.B2]) - 2*COS(3*[.B2]) - COS(4*[.B2])" office:value-type="float" office:value="6.21628364463107" calcext:value-type="float">
            <text:p>6,21628364463107</text:p>
          </table:table-cell>
          <table:table-cell office:value-type="string" calcext:value-type="string">
            <text:p>|</text:p>
          </table:table-cell>
          <table:table-cell table:formula="of:=[.K1]" office:value-type="float" office:value="20" calcext:value-type="float">
            <text:p>20</text:p>
          </table:table-cell>
          <table:table-cell table:formula="of:=16*(SIN([.A2]))^3 + 10" office:value-type="float" office:value="10.0315005920329" calcext:value-type="float">
            <text:p>10,0315005920329</text:p>
          </table:table-cell>
          <table:table-cell table:formula="of:=13*COS([.A2]) - 5*COS(2*[.A2]) - 2*COS(3*[.A2]) - COS(4*[.A2]) + 10" office:value-type="float" office:value="15.3187156596247" calcext:value-type="float">
            <text:p>15,3187156596247</text:p>
          </table:table-cell>
          <table:table-cell office:value-type="string" calcext:value-type="string">
            <text:p>;</text:p>
          </table:table-cell>
          <table:table-cell table:formula="of:=[.O1]" office:value-type="float" office:value="20" calcext:value-type="float">
            <text:p>20</text:p>
          </table:table-cell>
          <table:table-cell table:formula="of:=16*(SIN([.B2]))^3 + 10" office:value-type="float" office:value="10.2460902222635" calcext:value-type="float">
            <text:p>10,2460902222635</text:p>
          </table:table-cell>
          <table:table-cell table:formula="of:=13*COS([.B2]) - 5*COS(2*[.B2]) - 2*COS(3*[.B2]) - COS(4*[.B2]) + 10" office:value-type="float" office:value="16.2162836446311" calcext:value-type="float">
            <text:p>16,2162836446311</text:p>
          </table:table-cell>
        </table:table-row>
        <table:table-row table:style-name="ro1">
          <table:table-cell table:formula="of:=[.A2] + 2*PI() / 50" office:value-type="float" office:value="0.251327412287183" calcext:value-type="float">
            <text:p>0,251327412287183</text:p>
          </table:table-cell>
          <table:table-cell table:formula="of:=[.B2] + 2*PI()/50" office:value-type="float" office:value="0.376991118430775" calcext:value-type="float">
            <text:p>0,376991118430775</text:p>
          </table:table-cell>
          <table:table-cell table:formula="of:=[.C2]" office:value-type="float" office:value="0" calcext:value-type="float">
            <text:p>0</text:p>
          </table:table-cell>
          <table:table-cell table:formula="of:=16*(SIN([.A3]))^3" office:value-type="float" office:value="0.246090222263503" calcext:value-type="float">
            <text:p>0,246090222263503</text:p>
          </table:table-cell>
          <table:table-cell table:formula="of:=13*COS([.A3]) - 5*COS(2*[.A3]) - 2*COS(3*[.A3]) - COS(4*[.A3])" office:value-type="float" office:value="6.21628364463107" calcext:value-type="float">
            <text:p>6,21628364463107</text:p>
          </table:table-cell>
          <table:table-cell office:value-type="string" calcext:value-type="string">
            <text:p>;</text:p>
          </table:table-cell>
          <table:table-cell table:formula="of:=[.G2]" office:value-type="float" office:value="0" calcext:value-type="float">
            <text:p>0</text:p>
          </table:table-cell>
          <table:table-cell table:formula="of:=16*(SIN([.B3]))^3" office:value-type="float" office:value="0.798186422352058" calcext:value-type="float">
            <text:p>0,798186422352058</text:p>
          </table:table-cell>
          <table:table-cell table:formula="of:=13*COS([.B3]) - 5*COS(2*[.B3]) - 2*COS(3*[.B3]) - COS(4*[.B3])" office:value-type="float" office:value="7.52790207678075" calcext:value-type="float">
            <text:p>7,52790207678075</text:p>
          </table:table-cell>
          <table:table-cell office:value-type="string" calcext:value-type="string">
            <text:p>|</text:p>
          </table:table-cell>
          <table:table-cell table:formula="of:=[.K2]" office:value-type="float" office:value="20" calcext:value-type="float">
            <text:p>20</text:p>
          </table:table-cell>
          <table:table-cell table:formula="of:=16*(SIN([.A3]))^3 + 10" office:value-type="float" office:value="10.2460902222635" calcext:value-type="float">
            <text:p>10,2460902222635</text:p>
          </table:table-cell>
          <table:table-cell table:formula="of:=13*COS([.A3]) - 5*COS(2*[.A3]) - 2*COS(3*[.A3]) - COS(4*[.A3]) + 10" office:value-type="float" office:value="16.2162836446311" calcext:value-type="float">
            <text:p>16,2162836446311</text:p>
          </table:table-cell>
          <table:table-cell office:value-type="string" calcext:value-type="string">
            <text:p>;</text:p>
          </table:table-cell>
          <table:table-cell table:formula="of:=[.O2]" office:value-type="float" office:value="20" calcext:value-type="float">
            <text:p>20</text:p>
          </table:table-cell>
          <table:table-cell table:formula="of:=16*(SIN([.B3]))^3 + 10" office:value-type="float" office:value="10.7981864223521" calcext:value-type="float">
            <text:p>10,7981864223521</text:p>
          </table:table-cell>
          <table:table-cell table:formula="of:=13*COS([.B3]) - 5*COS(2*[.B3]) - 2*COS(3*[.B3]) - COS(4*[.B3]) + 10" office:value-type="float" office:value="17.5279020767808" calcext:value-type="float">
            <text:p>17,5279020767808</text:p>
          </table:table-cell>
        </table:table-row>
        <table:table-row table:style-name="ro1">
          <table:table-cell table:formula="of:=[.A3] + 2*PI() / 50" office:value-type="float" office:value="0.376991118430775" calcext:value-type="float">
            <text:p>0,376991118430775</text:p>
          </table:table-cell>
          <table:table-cell table:formula="of:=[.B3] + 2*PI()/50" office:value-type="float" office:value="0.502654824574367" calcext:value-type="float">
            <text:p>0,502654824574367</text:p>
          </table:table-cell>
          <table:table-cell table:formula="of:=[.C3]" office:value-type="float" office:value="0" calcext:value-type="float">
            <text:p>0</text:p>
          </table:table-cell>
          <table:table-cell table:formula="of:=16*(SIN([.A4]))^3" office:value-type="float" office:value="0.798186422352058" calcext:value-type="float">
            <text:p>0,798186422352058</text:p>
          </table:table-cell>
          <table:table-cell table:formula="of:=13*COS([.A4]) - 5*COS(2*[.A4]) - 2*COS(3*[.A4]) - COS(4*[.A4])" office:value-type="float" office:value="7.52790207678075" calcext:value-type="float">
            <text:p>7,52790207678075</text:p>
          </table:table-cell>
          <table:table-cell office:value-type="string" calcext:value-type="string">
            <text:p>;</text:p>
          </table:table-cell>
          <table:table-cell table:formula="of:=[.G3]" office:value-type="float" office:value="0" calcext:value-type="float">
            <text:p>0</text:p>
          </table:table-cell>
          <table:table-cell table:formula="of:=16*(SIN([.B4]))^3" office:value-type="float" office:value="1.7889371755075" calcext:value-type="float">
            <text:p>1,7889371755075</text:p>
          </table:table-cell>
          <table:table-cell table:formula="of:=13*COS([.B4]) - 5*COS(2*[.B4]) - 2*COS(3*[.B4]) - COS(4*[.B4])" office:value-type="float" office:value="9.01305111818169" calcext:value-type="float">
            <text:p>9,01305111818169</text:p>
          </table:table-cell>
          <table:table-cell office:value-type="string" calcext:value-type="string">
            <text:p>|</text:p>
          </table:table-cell>
          <table:table-cell table:formula="of:=[.K3]" office:value-type="float" office:value="20" calcext:value-type="float">
            <text:p>20</text:p>
          </table:table-cell>
          <table:table-cell table:formula="of:=16*(SIN([.A4]))^3 + 10" office:value-type="float" office:value="10.7981864223521" calcext:value-type="float">
            <text:p>10,7981864223521</text:p>
          </table:table-cell>
          <table:table-cell table:formula="of:=13*COS([.A4]) - 5*COS(2*[.A4]) - 2*COS(3*[.A4]) - COS(4*[.A4]) + 10" office:value-type="float" office:value="17.5279020767808" calcext:value-type="float">
            <text:p>17,5279020767808</text:p>
          </table:table-cell>
          <table:table-cell office:value-type="string" calcext:value-type="string">
            <text:p>;</text:p>
          </table:table-cell>
          <table:table-cell table:formula="of:=[.O3]" office:value-type="float" office:value="20" calcext:value-type="float">
            <text:p>20</text:p>
          </table:table-cell>
          <table:table-cell table:formula="of:=16*(SIN([.B4]))^3 + 10" office:value-type="float" office:value="11.7889371755075" calcext:value-type="float">
            <text:p>11,7889371755075</text:p>
          </table:table-cell>
          <table:table-cell table:formula="of:=13*COS([.B4]) - 5*COS(2*[.B4]) - 2*COS(3*[.B4]) - COS(4*[.B4]) + 10" office:value-type="float" office:value="19.0130511181817" calcext:value-type="float">
            <text:p>19,0130511181817</text:p>
          </table:table-cell>
        </table:table-row>
        <table:table-row table:style-name="ro1">
          <table:table-cell table:formula="of:=[.A4] + 2*PI() / 50" office:value-type="float" office:value="0.502654824574367" calcext:value-type="float">
            <text:p>0,502654824574367</text:p>
          </table:table-cell>
          <table:table-cell table:formula="of:=[.B4] + 2*PI()/50" office:value-type="float" office:value="0.628318530717959" calcext:value-type="float">
            <text:p>0,628318530717959</text:p>
          </table:table-cell>
          <table:table-cell table:formula="of:=[.C4]" office:value-type="float" office:value="0" calcext:value-type="float">
            <text:p>0</text:p>
          </table:table-cell>
          <table:table-cell table:formula="of:=16*(SIN([.A5]))^3" office:value-type="float" office:value="1.7889371755075" calcext:value-type="float">
            <text:p>1,7889371755075</text:p>
          </table:table-cell>
          <table:table-cell table:formula="of:=13*COS([.A5]) - 5*COS(2*[.A5]) - 2*COS(3*[.A5]) - COS(4*[.A5])" office:value-type="float" office:value="9.01305111818169" calcext:value-type="float">
            <text:p>9,01305111818169</text:p>
          </table:table-cell>
          <table:table-cell office:value-type="string" calcext:value-type="string">
            <text:p>;</text:p>
          </table:table-cell>
          <table:table-cell table:formula="of:=[.G4]" office:value-type="float" office:value="0" calcext:value-type="float">
            <text:p>0</text:p>
          </table:table-cell>
          <table:table-cell table:formula="of:=16*(SIN([.B5]))^3" office:value-type="float" office:value="3.24919696232906" calcext:value-type="float">
            <text:p>3,24919696232906</text:p>
          </table:table-cell>
          <table:table-cell table:formula="of:=13*COS([.B5]) - 5*COS(2*[.B5]) - 2*COS(3*[.B5]) - COS(4*[.B5])" office:value-type="float" office:value="10.3991869381244" calcext:value-type="float">
            <text:p>10,3991869381244</text:p>
          </table:table-cell>
          <table:table-cell office:value-type="string" calcext:value-type="string">
            <text:p>|</text:p>
          </table:table-cell>
          <table:table-cell table:formula="of:=[.K4]" office:value-type="float" office:value="20" calcext:value-type="float">
            <text:p>20</text:p>
          </table:table-cell>
          <table:table-cell table:formula="of:=16*(SIN([.A5]))^3 + 10" office:value-type="float" office:value="11.7889371755075" calcext:value-type="float">
            <text:p>11,7889371755075</text:p>
          </table:table-cell>
          <table:table-cell table:formula="of:=13*COS([.A5]) - 5*COS(2*[.A5]) - 2*COS(3*[.A5]) - COS(4*[.A5]) + 10" office:value-type="float" office:value="19.0130511181817" calcext:value-type="float">
            <text:p>19,0130511181817</text:p>
          </table:table-cell>
          <table:table-cell office:value-type="string" calcext:value-type="string">
            <text:p>;</text:p>
          </table:table-cell>
          <table:table-cell table:formula="of:=[.O4]" office:value-type="float" office:value="20" calcext:value-type="float">
            <text:p>20</text:p>
          </table:table-cell>
          <table:table-cell table:formula="of:=16*(SIN([.B5]))^3 + 10" office:value-type="float" office:value="13.2491969623291" calcext:value-type="float">
            <text:p>13,2491969623291</text:p>
          </table:table-cell>
          <table:table-cell table:formula="of:=13*COS([.B5]) - 5*COS(2*[.B5]) - 2*COS(3*[.B5]) - COS(4*[.B5]) + 10" office:value-type="float" office:value="20.3991869381244" calcext:value-type="float">
            <text:p>20,3991869381244</text:p>
          </table:table-cell>
        </table:table-row>
        <table:table-row table:style-name="ro1">
          <table:table-cell table:formula="of:=[.A5] + 2*PI() / 50" office:value-type="float" office:value="0.628318530717959" calcext:value-type="float">
            <text:p>0,628318530717959</text:p>
          </table:table-cell>
          <table:table-cell table:formula="of:=[.B5] + 2*PI()/50" office:value-type="float" office:value="0.75398223686155" calcext:value-type="float">
            <text:p>0,75398223686155</text:p>
          </table:table-cell>
          <table:table-cell table:formula="of:=[.C5]" office:value-type="float" office:value="0" calcext:value-type="float">
            <text:p>0</text:p>
          </table:table-cell>
          <table:table-cell table:formula="of:=16*(SIN([.A6]))^3" office:value-type="float" office:value="3.24919696232906" calcext:value-type="float">
            <text:p>3,24919696232906</text:p>
          </table:table-cell>
          <table:table-cell table:formula="of:=13*COS([.A6]) - 5*COS(2*[.A6]) - 2*COS(3*[.A6]) - COS(4*[.A6])" office:value-type="float" office:value="10.3991869381244" calcext:value-type="float">
            <text:p>10,3991869381244</text:p>
          </table:table-cell>
          <table:table-cell office:value-type="string" calcext:value-type="string">
            <text:p>;</text:p>
          </table:table-cell>
          <table:table-cell table:formula="of:=[.G5]" office:value-type="float" office:value="0" calcext:value-type="float">
            <text:p>0</text:p>
          </table:table-cell>
          <table:table-cell table:formula="of:=16*(SIN([.B6]))^3" office:value-type="float" office:value="5.13251230004111" calcext:value-type="float">
            <text:p>5,13251230004111</text:p>
          </table:table-cell>
          <table:table-cell table:formula="of:=13*COS([.B6]) - 5*COS(2*[.B6]) - 2*COS(3*[.B6]) - COS(4*[.B6])" office:value-type="float" office:value="11.4296022396436" calcext:value-type="float">
            <text:p>11,4296022396436</text:p>
          </table:table-cell>
          <table:table-cell office:value-type="string" calcext:value-type="string">
            <text:p>|</text:p>
          </table:table-cell>
          <table:table-cell table:formula="of:=[.K5]" office:value-type="float" office:value="20" calcext:value-type="float">
            <text:p>20</text:p>
          </table:table-cell>
          <table:table-cell table:formula="of:=16*(SIN([.A6]))^3 + 10" office:value-type="float" office:value="13.2491969623291" calcext:value-type="float">
            <text:p>13,2491969623291</text:p>
          </table:table-cell>
          <table:table-cell table:formula="of:=13*COS([.A6]) - 5*COS(2*[.A6]) - 2*COS(3*[.A6]) - COS(4*[.A6]) + 10" office:value-type="float" office:value="20.3991869381244" calcext:value-type="float">
            <text:p>20,3991869381244</text:p>
          </table:table-cell>
          <table:table-cell office:value-type="string" calcext:value-type="string">
            <text:p>;</text:p>
          </table:table-cell>
          <table:table-cell table:formula="of:=[.O5]" office:value-type="float" office:value="20" calcext:value-type="float">
            <text:p>20</text:p>
          </table:table-cell>
          <table:table-cell table:formula="of:=16*(SIN([.B6]))^3 + 10" office:value-type="float" office:value="15.1325123000411" calcext:value-type="float">
            <text:p>15,1325123000411</text:p>
          </table:table-cell>
          <table:table-cell table:formula="of:=13*COS([.B6]) - 5*COS(2*[.B6]) - 2*COS(3*[.B6]) - COS(4*[.B6]) + 10" office:value-type="float" office:value="21.4296022396436" calcext:value-type="float">
            <text:p>21,4296022396436</text:p>
          </table:table-cell>
        </table:table-row>
        <table:table-row table:style-name="ro1">
          <table:table-cell table:formula="of:=[.A6] + 2*PI() / 50" office:value-type="float" office:value="0.75398223686155" calcext:value-type="float">
            <text:p>0,75398223686155</text:p>
          </table:table-cell>
          <table:table-cell table:formula="of:=[.B6] + 2*PI()/50" office:value-type="float" office:value="0.879645943005142" calcext:value-type="float">
            <text:p>0,879645943005142</text:p>
          </table:table-cell>
          <table:table-cell table:formula="of:=[.C6]" office:value-type="float" office:value="0" calcext:value-type="float">
            <text:p>0</text:p>
          </table:table-cell>
          <table:table-cell table:formula="of:=16*(SIN([.A7]))^3" office:value-type="float" office:value="5.13251230004111" calcext:value-type="float">
            <text:p>5,13251230004111</text:p>
          </table:table-cell>
          <table:table-cell table:formula="of:=13*COS([.A7]) - 5*COS(2*[.A7]) - 2*COS(3*[.A7]) - COS(4*[.A7])" office:value-type="float" office:value="11.4296022396436" calcext:value-type="float">
            <text:p>11,4296022396436</text:p>
          </table:table-cell>
          <table:table-cell office:value-type="string" calcext:value-type="string">
            <text:p>;</text:p>
          </table:table-cell>
          <table:table-cell table:formula="of:=[.G6]" office:value-type="float" office:value="0" calcext:value-type="float">
            <text:p>0</text:p>
          </table:table-cell>
          <table:table-cell table:formula="of:=16*(SIN([.B7]))^3" office:value-type="float" office:value="7.31914421690261" calcext:value-type="float">
            <text:p>7,31914421690261</text:p>
          </table:table-cell>
          <table:table-cell table:formula="of:=13*COS([.B7]) - 5*COS(2*[.B7]) - 2*COS(3*[.B7]) - COS(4*[.B7])" office:value-type="float" office:value="11.9058082856376" calcext:value-type="float">
            <text:p>11,9058082856376</text:p>
          </table:table-cell>
          <table:table-cell office:value-type="string" calcext:value-type="string">
            <text:p>|</text:p>
          </table:table-cell>
          <table:table-cell table:formula="of:=[.K6]" office:value-type="float" office:value="20" calcext:value-type="float">
            <text:p>20</text:p>
          </table:table-cell>
          <table:table-cell table:formula="of:=16*(SIN([.A7]))^3 + 10" office:value-type="float" office:value="15.1325123000411" calcext:value-type="float">
            <text:p>15,1325123000411</text:p>
          </table:table-cell>
          <table:table-cell table:formula="of:=13*COS([.A7]) - 5*COS(2*[.A7]) - 2*COS(3*[.A7]) - COS(4*[.A7]) + 10" office:value-type="float" office:value="21.4296022396436" calcext:value-type="float">
            <text:p>21,4296022396436</text:p>
          </table:table-cell>
          <table:table-cell office:value-type="string" calcext:value-type="string">
            <text:p>;</text:p>
          </table:table-cell>
          <table:table-cell table:formula="of:=[.O6]" office:value-type="float" office:value="20" calcext:value-type="float">
            <text:p>20</text:p>
          </table:table-cell>
          <table:table-cell table:formula="of:=16*(SIN([.B7]))^3 + 10" office:value-type="float" office:value="17.3191442169026" calcext:value-type="float">
            <text:p>17,3191442169026</text:p>
          </table:table-cell>
          <table:table-cell table:formula="of:=13*COS([.B7]) - 5*COS(2*[.B7]) - 2*COS(3*[.B7]) - COS(4*[.B7]) + 10" office:value-type="float" office:value="21.9058082856376" calcext:value-type="float">
            <text:p>21,9058082856376</text:p>
          </table:table-cell>
        </table:table-row>
        <table:table-row table:style-name="ro1">
          <table:table-cell table:formula="of:=[.A7] + 2*PI() / 50" office:value-type="float" office:value="0.879645943005142" calcext:value-type="float">
            <text:p>0,879645943005142</text:p>
          </table:table-cell>
          <table:table-cell table:formula="of:=[.B7] + 2*PI()/50" office:value-type="float" office:value="1.00530964914873" calcext:value-type="float">
            <text:p>1,00530964914873</text:p>
          </table:table-cell>
          <table:table-cell table:formula="of:=[.C7]" office:value-type="float" office:value="0" calcext:value-type="float">
            <text:p>0</text:p>
          </table:table-cell>
          <table:table-cell table:formula="of:=16*(SIN([.A8]))^3" office:value-type="float" office:value="7.31914421690261" calcext:value-type="float">
            <text:p>7,31914421690261</text:p>
          </table:table-cell>
          <table:table-cell table:formula="of:=13*COS([.A8]) - 5*COS(2*[.A8]) - 2*COS(3*[.A8]) - COS(4*[.A8])" office:value-type="float" office:value="11.9058082856376" calcext:value-type="float">
            <text:p>11,9058082856376</text:p>
          </table:table-cell>
          <table:table-cell office:value-type="string" calcext:value-type="string">
            <text:p>;</text:p>
          </table:table-cell>
          <table:table-cell table:formula="of:=[.G7]" office:value-type="float" office:value="0" calcext:value-type="float">
            <text:p>0</text:p>
          </table:table-cell>
          <table:table-cell table:formula="of:=16*(SIN([.B8]))^3" office:value-type="float" office:value="9.63060217176696" calcext:value-type="float">
            <text:p>9,63060217176696</text:p>
          </table:table-cell>
          <table:table-cell table:formula="of:=13*COS([.B8]) - 5*COS(2*[.B8]) - 2*COS(3*[.B8]) - COS(4*[.B8])" office:value-type="float" office:value="11.71629818493" calcext:value-type="float">
            <text:p>11,71629818493</text:p>
          </table:table-cell>
          <table:table-cell office:value-type="string" calcext:value-type="string">
            <text:p>|</text:p>
          </table:table-cell>
          <table:table-cell table:formula="of:=[.K7]" office:value-type="float" office:value="20" calcext:value-type="float">
            <text:p>20</text:p>
          </table:table-cell>
          <table:table-cell table:formula="of:=16*(SIN([.A8]))^3 + 10" office:value-type="float" office:value="17.3191442169026" calcext:value-type="float">
            <text:p>17,3191442169026</text:p>
          </table:table-cell>
          <table:table-cell table:formula="of:=13*COS([.A8]) - 5*COS(2*[.A8]) - 2*COS(3*[.A8]) - COS(4*[.A8]) + 10" office:value-type="float" office:value="21.9058082856376" calcext:value-type="float">
            <text:p>21,9058082856376</text:p>
          </table:table-cell>
          <table:table-cell office:value-type="string" calcext:value-type="string">
            <text:p>;</text:p>
          </table:table-cell>
          <table:table-cell table:formula="of:=[.O7]" office:value-type="float" office:value="20" calcext:value-type="float">
            <text:p>20</text:p>
          </table:table-cell>
          <table:table-cell table:formula="of:=16*(SIN([.B8]))^3 + 10" office:value-type="float" office:value="19.630602171767" calcext:value-type="float">
            <text:p>19,630602171767</text:p>
          </table:table-cell>
          <table:table-cell table:formula="of:=13*COS([.B8]) - 5*COS(2*[.B8]) - 2*COS(3*[.B8]) - COS(4*[.B8]) + 10" office:value-type="float" office:value="21.71629818493" calcext:value-type="float">
            <text:p>21,71629818493</text:p>
          </table:table-cell>
        </table:table-row>
        <table:table-row table:style-name="ro1">
          <table:table-cell table:formula="of:=[.A8] + 2*PI() / 50" office:value-type="float" office:value="1.00530964914873" calcext:value-type="float">
            <text:p>1,00530964914873</text:p>
          </table:table-cell>
          <table:table-cell table:formula="of:=[.B8] + 2*PI()/50" office:value-type="float" office:value="1.13097335529233" calcext:value-type="float">
            <text:p>1,13097335529233</text:p>
          </table:table-cell>
          <table:table-cell table:formula="of:=[.C8]" office:value-type="float" office:value="0" calcext:value-type="float">
            <text:p>0</text:p>
          </table:table-cell>
          <table:table-cell table:formula="of:=16*(SIN([.A9]))^3" office:value-type="float" office:value="9.63060217176696" calcext:value-type="float">
            <text:p>9,63060217176696</text:p>
          </table:table-cell>
          <table:table-cell table:formula="of:=13*COS([.A9]) - 5*COS(2*[.A9]) - 2*COS(3*[.A9]) - COS(4*[.A9])" office:value-type="float" office:value="11.71629818493" calcext:value-type="float">
            <text:p>11,71629818493</text:p>
          </table:table-cell>
          <table:table-cell office:value-type="string" calcext:value-type="string">
            <text:p>;</text:p>
          </table:table-cell>
          <table:table-cell table:formula="of:=[.G8]" office:value-type="float" office:value="0" calcext:value-type="float">
            <text:p>0</text:p>
          </table:table-cell>
          <table:table-cell table:formula="of:=16*(SIN([.B9]))^3" office:value-type="float" office:value="11.8526841782517" calcext:value-type="float">
            <text:p>11,8526841782517</text:p>
          </table:table-cell>
          <table:table-cell table:formula="of:=13*COS([.B9]) - 5*COS(2*[.B9]) - 2*COS(3*[.B9]) - COS(4*[.B9])" office:value-type="float" office:value="10.8467983759324" calcext:value-type="float">
            <text:p>10,8467983759324</text:p>
          </table:table-cell>
          <table:table-cell office:value-type="string" calcext:value-type="string">
            <text:p>|</text:p>
          </table:table-cell>
          <table:table-cell table:formula="of:=[.K8]" office:value-type="float" office:value="20" calcext:value-type="float">
            <text:p>20</text:p>
          </table:table-cell>
          <table:table-cell table:formula="of:=16*(SIN([.A9]))^3 + 10" office:value-type="float" office:value="19.630602171767" calcext:value-type="float">
            <text:p>19,630602171767</text:p>
          </table:table-cell>
          <table:table-cell table:formula="of:=13*COS([.A9]) - 5*COS(2*[.A9]) - 2*COS(3*[.A9]) - COS(4*[.A9]) + 10" office:value-type="float" office:value="21.71629818493" calcext:value-type="float">
            <text:p>21,71629818493</text:p>
          </table:table-cell>
          <table:table-cell office:value-type="string" calcext:value-type="string">
            <text:p>;</text:p>
          </table:table-cell>
          <table:table-cell table:formula="of:=[.O8]" office:value-type="float" office:value="20" calcext:value-type="float">
            <text:p>20</text:p>
          </table:table-cell>
          <table:table-cell table:formula="of:=16*(SIN([.B9]))^3 + 10" office:value-type="float" office:value="21.8526841782517" calcext:value-type="float">
            <text:p>21,8526841782517</text:p>
          </table:table-cell>
          <table:table-cell table:formula="of:=13*COS([.B9]) - 5*COS(2*[.B9]) - 2*COS(3*[.B9]) - COS(4*[.B9]) + 10" office:value-type="float" office:value="20.8467983759324" calcext:value-type="float">
            <text:p>20,8467983759324</text:p>
          </table:table-cell>
        </table:table-row>
        <table:table-row table:style-name="ro1">
          <table:table-cell table:formula="of:=[.A9] + 2*PI() / 50" office:value-type="float" office:value="1.13097335529233" calcext:value-type="float">
            <text:p>1,13097335529233</text:p>
          </table:table-cell>
          <table:table-cell table:formula="of:=[.B9] + 2*PI()/50" office:value-type="float" office:value="1.25663706143592" calcext:value-type="float">
            <text:p>1,25663706143592</text:p>
          </table:table-cell>
          <table:table-cell table:formula="of:=[.C9]" office:value-type="float" office:value="0" calcext:value-type="float">
            <text:p>0</text:p>
          </table:table-cell>
          <table:table-cell table:formula="of:=16*(SIN([.A10]))^3" office:value-type="float" office:value="11.8526841782517" calcext:value-type="float">
            <text:p>11,8526841782517</text:p>
          </table:table-cell>
          <table:table-cell table:formula="of:=13*COS([.A10]) - 5*COS(2*[.A10]) - 2*COS(3*[.A10]) - COS(4*[.A10])" office:value-type="float" office:value="10.8467983759324" calcext:value-type="float">
            <text:p>10,8467983759324</text:p>
          </table:table-cell>
          <table:table-cell office:value-type="string" calcext:value-type="string">
            <text:p>;</text:p>
          </table:table-cell>
          <table:table-cell table:formula="of:=[.G9]" office:value-type="float" office:value="0" calcext:value-type="float">
            <text:p>0</text:p>
          </table:table-cell>
          <table:table-cell table:formula="of:=16*(SIN([.B10]))^3" office:value-type="float" office:value="13.7638192047117" calcext:value-type="float">
            <text:p>13,7638192047117</text:p>
          </table:table-cell>
          <table:table-cell table:formula="of:=13*COS([.B10]) - 5*COS(2*[.B10]) - 2*COS(3*[.B10]) - COS(4*[.B10])" office:value-type="float" office:value="9.37132289312401" calcext:value-type="float">
            <text:p>9,37132289312401</text:p>
          </table:table-cell>
          <table:table-cell office:value-type="string" calcext:value-type="string">
            <text:p>|</text:p>
          </table:table-cell>
          <table:table-cell table:formula="of:=[.K9]" office:value-type="float" office:value="20" calcext:value-type="float">
            <text:p>20</text:p>
          </table:table-cell>
          <table:table-cell table:formula="of:=16*(SIN([.A10]))^3 + 10" office:value-type="float" office:value="21.8526841782517" calcext:value-type="float">
            <text:p>21,8526841782517</text:p>
          </table:table-cell>
          <table:table-cell table:formula="of:=13*COS([.A10]) - 5*COS(2*[.A10]) - 2*COS(3*[.A10]) - COS(4*[.A10]) + 10" office:value-type="float" office:value="20.8467983759324" calcext:value-type="float">
            <text:p>20,8467983759324</text:p>
          </table:table-cell>
          <table:table-cell office:value-type="string" calcext:value-type="string">
            <text:p>;</text:p>
          </table:table-cell>
          <table:table-cell table:formula="of:=[.O9]" office:value-type="float" office:value="20" calcext:value-type="float">
            <text:p>20</text:p>
          </table:table-cell>
          <table:table-cell table:formula="of:=16*(SIN([.B10]))^3 + 10" office:value-type="float" office:value="23.7638192047117" calcext:value-type="float">
            <text:p>23,7638192047117</text:p>
          </table:table-cell>
          <table:table-cell table:formula="of:=13*COS([.B10]) - 5*COS(2*[.B10]) - 2*COS(3*[.B10]) - COS(4*[.B10]) + 10" office:value-type="float" office:value="19.371322893124" calcext:value-type="float">
            <text:p>19,371322893124</text:p>
          </table:table-cell>
        </table:table-row>
        <table:table-row table:style-name="ro1">
          <table:table-cell table:formula="of:=[.A10] + 2*PI() / 50" office:value-type="float" office:value="1.25663706143592" calcext:value-type="float">
            <text:p>1,25663706143592</text:p>
          </table:table-cell>
          <table:table-cell table:formula="of:=[.B10] + 2*PI()/50" office:value-type="float" office:value="1.38230076757951" calcext:value-type="float">
            <text:p>1,38230076757951</text:p>
          </table:table-cell>
          <table:table-cell table:formula="of:=[.C10]" office:value-type="float" office:value="0" calcext:value-type="float">
            <text:p>0</text:p>
          </table:table-cell>
          <table:table-cell table:formula="of:=16*(SIN([.A11]))^3" office:value-type="float" office:value="13.7638192047117" calcext:value-type="float">
            <text:p>13,7638192047117</text:p>
          </table:table-cell>
          <table:table-cell table:formula="of:=13*COS([.A11]) - 5*COS(2*[.A11]) - 2*COS(3*[.A11]) - COS(4*[.A11])" office:value-type="float" office:value="9.37132289312401" calcext:value-type="float">
            <text:p>9,37132289312401</text:p>
          </table:table-cell>
          <table:table-cell office:value-type="string" calcext:value-type="string">
            <text:p>;</text:p>
          </table:table-cell>
          <table:table-cell table:formula="of:=[.G10]" office:value-type="float" office:value="0" calcext:value-type="float">
            <text:p>0</text:p>
          </table:table-cell>
          <table:table-cell table:formula="of:=16*(SIN([.B11]))^3" office:value-type="float" office:value="15.1647587107523" calcext:value-type="float">
            <text:p>15,1647587107523</text:p>
          </table:table-cell>
          <table:table-cell table:formula="of:=13*COS([.B11]) - 5*COS(2*[.B11]) - 2*COS(3*[.B11]) - COS(4*[.B11])" office:value-type="float" office:value="7.42752448159226" calcext:value-type="float">
            <text:p>7,42752448159226</text:p>
          </table:table-cell>
          <table:table-cell office:value-type="string" calcext:value-type="string">
            <text:p>|</text:p>
          </table:table-cell>
          <table:table-cell table:formula="of:=[.K10]" office:value-type="float" office:value="20" calcext:value-type="float">
            <text:p>20</text:p>
          </table:table-cell>
          <table:table-cell table:formula="of:=16*(SIN([.A11]))^3 + 10" office:value-type="float" office:value="23.7638192047117" calcext:value-type="float">
            <text:p>23,7638192047117</text:p>
          </table:table-cell>
          <table:table-cell table:formula="of:=13*COS([.A11]) - 5*COS(2*[.A11]) - 2*COS(3*[.A11]) - COS(4*[.A11]) + 10" office:value-type="float" office:value="19.371322893124" calcext:value-type="float">
            <text:p>19,371322893124</text:p>
          </table:table-cell>
          <table:table-cell office:value-type="string" calcext:value-type="string">
            <text:p>;</text:p>
          </table:table-cell>
          <table:table-cell table:formula="of:=[.O10]" office:value-type="float" office:value="20" calcext:value-type="float">
            <text:p>20</text:p>
          </table:table-cell>
          <table:table-cell table:formula="of:=16*(SIN([.B11]))^3 + 10" office:value-type="float" office:value="25.1647587107523" calcext:value-type="float">
            <text:p>25,1647587107523</text:p>
          </table:table-cell>
          <table:table-cell table:formula="of:=13*COS([.B11]) - 5*COS(2*[.B11]) - 2*COS(3*[.B11]) - COS(4*[.B11]) + 10" office:value-type="float" office:value="17.4275244815923" calcext:value-type="float">
            <text:p>17,4275244815923</text:p>
          </table:table-cell>
        </table:table-row>
        <table:table-row table:style-name="ro1">
          <table:table-cell table:formula="of:=[.A11] + 2*PI() / 50" office:value-type="float" office:value="1.38230076757951" calcext:value-type="float">
            <text:p>1,38230076757951</text:p>
          </table:table-cell>
          <table:table-cell table:formula="of:=[.B11] + 2*PI()/50" office:value-type="float" office:value="1.5079644737231" calcext:value-type="float">
            <text:p>1,5079644737231</text:p>
          </table:table-cell>
          <table:table-cell table:formula="of:=[.C11]" office:value-type="float" office:value="0" calcext:value-type="float">
            <text:p>0</text:p>
          </table:table-cell>
          <table:table-cell table:formula="of:=16*(SIN([.A12]))^3" office:value-type="float" office:value="15.1647587107523" calcext:value-type="float">
            <text:p>15,1647587107523</text:p>
          </table:table-cell>
          <table:table-cell table:formula="of:=13*COS([.A12]) - 5*COS(2*[.A12]) - 2*COS(3*[.A12]) - COS(4*[.A12])" office:value-type="float" office:value="7.42752448159226" calcext:value-type="float">
            <text:p>7,42752448159226</text:p>
          </table:table-cell>
          <table:table-cell office:value-type="string" calcext:value-type="string">
            <text:p>;</text:p>
          </table:table-cell>
          <table:table-cell table:formula="of:=[.G11]" office:value-type="float" office:value="0" calcext:value-type="float">
            <text:p>0</text:p>
          </table:table-cell>
          <table:table-cell table:formula="of:=16*(SIN([.B12]))^3" office:value-type="float" office:value="15.905469744054" calcext:value-type="float">
            <text:p>15,905469744054</text:p>
          </table:table-cell>
          <table:table-cell table:formula="of:=13*COS([.B12]) - 5*COS(2*[.B12]) - 2*COS(3*[.B12]) - COS(4*[.B12])" office:value-type="float" office:value="5.18302972849629" calcext:value-type="float">
            <text:p>5,18302972849629</text:p>
          </table:table-cell>
          <table:table-cell office:value-type="string" calcext:value-type="string">
            <text:p>|</text:p>
          </table:table-cell>
          <table:table-cell table:formula="of:=[.K11]" office:value-type="float" office:value="20" calcext:value-type="float">
            <text:p>20</text:p>
          </table:table-cell>
          <table:table-cell table:formula="of:=16*(SIN([.A12]))^3 + 10" office:value-type="float" office:value="25.1647587107523" calcext:value-type="float">
            <text:p>25,1647587107523</text:p>
          </table:table-cell>
          <table:table-cell table:formula="of:=13*COS([.A12]) - 5*COS(2*[.A12]) - 2*COS(3*[.A12]) - COS(4*[.A12]) + 10" office:value-type="float" office:value="17.4275244815923" calcext:value-type="float">
            <text:p>17,4275244815923</text:p>
          </table:table-cell>
          <table:table-cell office:value-type="string" calcext:value-type="string">
            <text:p>;</text:p>
          </table:table-cell>
          <table:table-cell table:formula="of:=[.O11]" office:value-type="float" office:value="20" calcext:value-type="float">
            <text:p>20</text:p>
          </table:table-cell>
          <table:table-cell table:formula="of:=16*(SIN([.B12]))^3 + 10" office:value-type="float" office:value="25.905469744054" calcext:value-type="float">
            <text:p>25,905469744054</text:p>
          </table:table-cell>
          <table:table-cell table:formula="of:=13*COS([.B12]) - 5*COS(2*[.B12]) - 2*COS(3*[.B12]) - COS(4*[.B12]) + 10" office:value-type="float" office:value="15.1830297284963" calcext:value-type="float">
            <text:p>15,1830297284963</text:p>
          </table:table-cell>
        </table:table-row>
        <table:table-row table:style-name="ro1">
          <table:table-cell table:formula="of:=[.A12] + 2*PI() / 50" office:value-type="float" office:value="1.5079644737231" calcext:value-type="float">
            <text:p>1,5079644737231</text:p>
          </table:table-cell>
          <table:table-cell table:formula="of:=[.B12] + 2*PI()/50" office:value-type="float" office:value="1.63362817986669" calcext:value-type="float">
            <text:p>1,63362817986669</text:p>
          </table:table-cell>
          <table:table-cell table:formula="of:=[.C12]" office:value-type="float" office:value="0" calcext:value-type="float">
            <text:p>0</text:p>
          </table:table-cell>
          <table:table-cell table:formula="of:=16*(SIN([.A13]))^3" office:value-type="float" office:value="15.905469744054" calcext:value-type="float">
            <text:p>15,905469744054</text:p>
          </table:table-cell>
          <table:table-cell table:formula="of:=13*COS([.A13]) - 5*COS(2*[.A13]) - 2*COS(3*[.A13]) - COS(4*[.A13])" office:value-type="float" office:value="5.18302972849629" calcext:value-type="float">
            <text:p>5,18302972849629</text:p>
          </table:table-cell>
          <table:table-cell office:value-type="string" calcext:value-type="string">
            <text:p>;</text:p>
          </table:table-cell>
          <table:table-cell table:formula="of:=[.G12]" office:value-type="float" office:value="0" calcext:value-type="float">
            <text:p>0</text:p>
          </table:table-cell>
          <table:table-cell table:formula="of:=16*(SIN([.B13]))^3" office:value-type="float" office:value="15.905469744054" calcext:value-type="float">
            <text:p>15,905469744054</text:p>
          </table:table-cell>
          <table:table-cell table:formula="of:=13*COS([.B13]) - 5*COS(2*[.B13]) - 2*COS(3*[.B13]) - COS(4*[.B13])" office:value-type="float" office:value="2.80095096239124" calcext:value-type="float">
            <text:p>2,80095096239124</text:p>
          </table:table-cell>
          <table:table-cell office:value-type="string" calcext:value-type="string">
            <text:p>|</text:p>
          </table:table-cell>
          <table:table-cell table:formula="of:=[.K12]" office:value-type="float" office:value="20" calcext:value-type="float">
            <text:p>20</text:p>
          </table:table-cell>
          <table:table-cell table:formula="of:=16*(SIN([.A13]))^3 + 10" office:value-type="float" office:value="25.905469744054" calcext:value-type="float">
            <text:p>25,905469744054</text:p>
          </table:table-cell>
          <table:table-cell table:formula="of:=13*COS([.A13]) - 5*COS(2*[.A13]) - 2*COS(3*[.A13]) - COS(4*[.A13]) + 10" office:value-type="float" office:value="15.1830297284963" calcext:value-type="float">
            <text:p>15,1830297284963</text:p>
          </table:table-cell>
          <table:table-cell office:value-type="string" calcext:value-type="string">
            <text:p>;</text:p>
          </table:table-cell>
          <table:table-cell table:formula="of:=[.O12]" office:value-type="float" office:value="20" calcext:value-type="float">
            <text:p>20</text:p>
          </table:table-cell>
          <table:table-cell table:formula="of:=16*(SIN([.B13]))^3 + 10" office:value-type="float" office:value="25.905469744054" calcext:value-type="float">
            <text:p>25,905469744054</text:p>
          </table:table-cell>
          <table:table-cell table:formula="of:=13*COS([.B13]) - 5*COS(2*[.B13]) - 2*COS(3*[.B13]) - COS(4*[.B13]) + 10" office:value-type="float" office:value="12.8009509623912" calcext:value-type="float">
            <text:p>12,8009509623912</text:p>
          </table:table-cell>
        </table:table-row>
        <table:table-row table:style-name="ro1">
          <table:table-cell table:formula="of:=[.A13] + 2*PI() / 50" office:value-type="float" office:value="1.63362817986669" calcext:value-type="float">
            <text:p>1,63362817986669</text:p>
          </table:table-cell>
          <table:table-cell table:formula="of:=[.B13] + 2*PI()/50" office:value-type="float" office:value="1.75929188601028" calcext:value-type="float">
            <text:p>1,75929188601028</text:p>
          </table:table-cell>
          <table:table-cell table:formula="of:=[.C13]" office:value-type="float" office:value="0" calcext:value-type="float">
            <text:p>0</text:p>
          </table:table-cell>
          <table:table-cell table:formula="of:=16*(SIN([.A14]))^3" office:value-type="float" office:value="15.905469744054" calcext:value-type="float">
            <text:p>15,905469744054</text:p>
          </table:table-cell>
          <table:table-cell table:formula="of:=13*COS([.A14]) - 5*COS(2*[.A14]) - 2*COS(3*[.A14]) - COS(4*[.A14])" office:value-type="float" office:value="2.80095096239124" calcext:value-type="float">
            <text:p>2,80095096239124</text:p>
          </table:table-cell>
          <table:table-cell office:value-type="string" calcext:value-type="string">
            <text:p>;</text:p>
          </table:table-cell>
          <table:table-cell table:formula="of:=[.G13]" office:value-type="float" office:value="0" calcext:value-type="float">
            <text:p>0</text:p>
          </table:table-cell>
          <table:table-cell table:formula="of:=16*(SIN([.B14]))^3" office:value-type="float" office:value="15.1647587107523" calcext:value-type="float">
            <text:p>15,1647587107523</text:p>
          </table:table-cell>
          <table:table-cell table:formula="of:=13*COS([.B14]) - 5*COS(2*[.B14]) - 2*COS(3*[.B14]) - COS(4*[.B14])" office:value-type="float" office:value="0.412303122447442" calcext:value-type="float">
            <text:p>0,412303122447442</text:p>
          </table:table-cell>
          <table:table-cell office:value-type="string" calcext:value-type="string">
            <text:p>|</text:p>
          </table:table-cell>
          <table:table-cell table:formula="of:=[.K13]" office:value-type="float" office:value="20" calcext:value-type="float">
            <text:p>20</text:p>
          </table:table-cell>
          <table:table-cell table:formula="of:=16*(SIN([.A14]))^3 + 10" office:value-type="float" office:value="25.905469744054" calcext:value-type="float">
            <text:p>25,905469744054</text:p>
          </table:table-cell>
          <table:table-cell table:formula="of:=13*COS([.A14]) - 5*COS(2*[.A14]) - 2*COS(3*[.A14]) - COS(4*[.A14]) + 10" office:value-type="float" office:value="12.8009509623912" calcext:value-type="float">
            <text:p>12,8009509623912</text:p>
          </table:table-cell>
          <table:table-cell office:value-type="string" calcext:value-type="string">
            <text:p>;</text:p>
          </table:table-cell>
          <table:table-cell table:formula="of:=[.O13]" office:value-type="float" office:value="20" calcext:value-type="float">
            <text:p>20</text:p>
          </table:table-cell>
          <table:table-cell table:formula="of:=16*(SIN([.B14]))^3 + 10" office:value-type="float" office:value="25.1647587107523" calcext:value-type="float">
            <text:p>25,1647587107523</text:p>
          </table:table-cell>
          <table:table-cell table:formula="of:=13*COS([.B14]) - 5*COS(2*[.B14]) - 2*COS(3*[.B14]) - COS(4*[.B14]) + 10" office:value-type="float" office:value="10.4123031224474" calcext:value-type="float">
            <text:p>10,4123031224474</text:p>
          </table:table-cell>
        </table:table-row>
        <table:table-row table:style-name="ro1">
          <table:table-cell table:formula="of:=[.A14] + 2*PI() / 50" office:value-type="float" office:value="1.75929188601028" calcext:value-type="float">
            <text:p>1,75929188601028</text:p>
          </table:table-cell>
          <table:table-cell table:formula="of:=[.B14] + 2*PI()/50" office:value-type="float" office:value="1.88495559215388" calcext:value-type="float">
            <text:p>1,88495559215388</text:p>
          </table:table-cell>
          <table:table-cell table:formula="of:=[.C14]" office:value-type="float" office:value="0" calcext:value-type="float">
            <text:p>0</text:p>
          </table:table-cell>
          <table:table-cell table:formula="of:=16*(SIN([.A15]))^3" office:value-type="float" office:value="15.1647587107523" calcext:value-type="float">
            <text:p>15,1647587107523</text:p>
          </table:table-cell>
          <table:table-cell table:formula="of:=13*COS([.A15]) - 5*COS(2*[.A15]) - 2*COS(3*[.A15]) - COS(4*[.A15])" office:value-type="float" office:value="0.412303122447442" calcext:value-type="float">
            <text:p>0,412303122447442</text:p>
          </table:table-cell>
          <table:table-cell office:value-type="string" calcext:value-type="string">
            <text:p>;</text:p>
          </table:table-cell>
          <table:table-cell table:formula="of:=[.G14]" office:value-type="float" office:value="0" calcext:value-type="float">
            <text:p>0</text:p>
          </table:table-cell>
          <table:table-cell table:formula="of:=16*(SIN([.B15]))^3" office:value-type="float" office:value="13.7638192047117" calcext:value-type="float">
            <text:p>13,7638192047117</text:p>
          </table:table-cell>
          <table:table-cell table:formula="of:=13*COS([.B15]) - 5*COS(2*[.B15]) - 2*COS(3*[.B15]) - COS(4*[.B15])" office:value-type="float" office:value="-1.89918693812441" calcext:value-type="float">
            <text:p>-1,89918693812441</text:p>
          </table:table-cell>
          <table:table-cell office:value-type="string" calcext:value-type="string">
            <text:p>|</text:p>
          </table:table-cell>
          <table:table-cell table:formula="of:=[.K14]" office:value-type="float" office:value="20" calcext:value-type="float">
            <text:p>20</text:p>
          </table:table-cell>
          <table:table-cell table:formula="of:=16*(SIN([.A15]))^3 + 10" office:value-type="float" office:value="25.1647587107523" calcext:value-type="float">
            <text:p>25,1647587107523</text:p>
          </table:table-cell>
          <table:table-cell table:formula="of:=13*COS([.A15]) - 5*COS(2*[.A15]) - 2*COS(3*[.A15]) - COS(4*[.A15]) + 10" office:value-type="float" office:value="10.4123031224474" calcext:value-type="float">
            <text:p>10,4123031224474</text:p>
          </table:table-cell>
          <table:table-cell office:value-type="string" calcext:value-type="string">
            <text:p>;</text:p>
          </table:table-cell>
          <table:table-cell table:formula="of:=[.O14]" office:value-type="float" office:value="20" calcext:value-type="float">
            <text:p>20</text:p>
          </table:table-cell>
          <table:table-cell table:formula="of:=16*(SIN([.B15]))^3 + 10" office:value-type="float" office:value="23.7638192047117" calcext:value-type="float">
            <text:p>23,7638192047117</text:p>
          </table:table-cell>
          <table:table-cell table:formula="of:=13*COS([.B15]) - 5*COS(2*[.B15]) - 2*COS(3*[.B15]) - COS(4*[.B15]) + 10" office:value-type="float" office:value="8.10081306187559" calcext:value-type="float">
            <text:p>8,10081306187559</text:p>
          </table:table-cell>
        </table:table-row>
        <table:table-row table:style-name="ro1">
          <table:table-cell table:formula="of:=[.A15] + 2*PI() / 50" office:value-type="float" office:value="1.88495559215388" calcext:value-type="float">
            <text:p>1,88495559215388</text:p>
          </table:table-cell>
          <table:table-cell table:formula="of:=[.B15] + 2*PI()/50" office:value-type="float" office:value="2.01061929829747" calcext:value-type="float">
            <text:p>2,01061929829747</text:p>
          </table:table-cell>
          <table:table-cell table:formula="of:=[.C15]" office:value-type="float" office:value="0" calcext:value-type="float">
            <text:p>0</text:p>
          </table:table-cell>
          <table:table-cell table:formula="of:=16*(SIN([.A16]))^3" office:value-type="float" office:value="13.7638192047117" calcext:value-type="float">
            <text:p>13,7638192047117</text:p>
          </table:table-cell>
          <table:table-cell table:formula="of:=13*COS([.A16]) - 5*COS(2*[.A16]) - 2*COS(3*[.A16]) - COS(4*[.A16])" office:value-type="float" office:value="-1.89918693812441" calcext:value-type="float">
            <text:p>-1,89918693812441</text:p>
          </table:table-cell>
          <table:table-cell office:value-type="string" calcext:value-type="string">
            <text:p>;</text:p>
          </table:table-cell>
          <table:table-cell table:formula="of:=[.G15]" office:value-type="float" office:value="0" calcext:value-type="float">
            <text:p>0</text:p>
          </table:table-cell>
          <table:table-cell table:formula="of:=16*(SIN([.B16]))^3" office:value-type="float" office:value="11.8526841782517" calcext:value-type="float">
            <text:p>11,8526841782517</text:p>
          </table:table-cell>
          <table:table-cell table:formula="of:=13*COS([.B16]) - 5*COS(2*[.B16]) - 2*COS(3*[.B16]) - COS(4*[.B16])" office:value-type="float" office:value="-4.09779584927403" calcext:value-type="float">
            <text:p>-4,09779584927403</text:p>
          </table:table-cell>
          <table:table-cell office:value-type="string" calcext:value-type="string">
            <text:p>|</text:p>
          </table:table-cell>
          <table:table-cell table:formula="of:=[.K15]" office:value-type="float" office:value="20" calcext:value-type="float">
            <text:p>20</text:p>
          </table:table-cell>
          <table:table-cell table:formula="of:=16*(SIN([.A16]))^3 + 10" office:value-type="float" office:value="23.7638192047117" calcext:value-type="float">
            <text:p>23,7638192047117</text:p>
          </table:table-cell>
          <table:table-cell table:formula="of:=13*COS([.A16]) - 5*COS(2*[.A16]) - 2*COS(3*[.A16]) - COS(4*[.A16]) + 10" office:value-type="float" office:value="8.10081306187559" calcext:value-type="float">
            <text:p>8,10081306187559</text:p>
          </table:table-cell>
          <table:table-cell office:value-type="string" calcext:value-type="string">
            <text:p>;</text:p>
          </table:table-cell>
          <table:table-cell table:formula="of:=[.O15]" office:value-type="float" office:value="20" calcext:value-type="float">
            <text:p>20</text:p>
          </table:table-cell>
          <table:table-cell table:formula="of:=16*(SIN([.B16]))^3 + 10" office:value-type="float" office:value="21.8526841782517" calcext:value-type="float">
            <text:p>21,8526841782517</text:p>
          </table:table-cell>
          <table:table-cell table:formula="of:=13*COS([.B16]) - 5*COS(2*[.B16]) - 2*COS(3*[.B16]) - COS(4*[.B16]) + 10" office:value-type="float" office:value="5.90220415072597" calcext:value-type="float">
            <text:p>5,90220415072597</text:p>
          </table:table-cell>
        </table:table-row>
        <table:table-row table:style-name="ro1">
          <table:table-cell table:formula="of:=[.A16] + 2*PI() / 50" office:value-type="float" office:value="2.01061929829747" calcext:value-type="float">
            <text:p>2,01061929829747</text:p>
          </table:table-cell>
          <table:table-cell table:formula="of:=[.B16] + 2*PI()/50" office:value-type="float" office:value="2.13628300444106" calcext:value-type="float">
            <text:p>2,13628300444106</text:p>
          </table:table-cell>
          <table:table-cell table:formula="of:=[.C16]" office:value-type="float" office:value="0" calcext:value-type="float">
            <text:p>0</text:p>
          </table:table-cell>
          <table:table-cell table:formula="of:=16*(SIN([.A17]))^3" office:value-type="float" office:value="11.8526841782517" calcext:value-type="float">
            <text:p>11,8526841782517</text:p>
          </table:table-cell>
          <table:table-cell table:formula="of:=13*COS([.A17]) - 5*COS(2*[.A17]) - 2*COS(3*[.A17]) - COS(4*[.A17])" office:value-type="float" office:value="-4.09779584927403" calcext:value-type="float">
            <text:p>-4,09779584927403</text:p>
          </table:table-cell>
          <table:table-cell office:value-type="string" calcext:value-type="string">
            <text:p>;</text:p>
          </table:table-cell>
          <table:table-cell table:formula="of:=[.G16]" office:value-type="float" office:value="0" calcext:value-type="float">
            <text:p>0</text:p>
          </table:table-cell>
          <table:table-cell table:formula="of:=16*(SIN([.B17]))^3" office:value-type="float" office:value="9.63060217176697" calcext:value-type="float">
            <text:p>9,63060217176697</text:p>
          </table:table-cell>
          <table:table-cell table:formula="of:=13*COS([.B17]) - 5*COS(2*[.B17]) - 2*COS(3*[.B17]) - COS(4*[.B17])" office:value-type="float" office:value="-6.18365728978186" calcext:value-type="float">
            <text:p>-6,18365728978186</text:p>
          </table:table-cell>
          <table:table-cell office:value-type="string" calcext:value-type="string">
            <text:p>|</text:p>
          </table:table-cell>
          <table:table-cell table:formula="of:=[.K16]" office:value-type="float" office:value="20" calcext:value-type="float">
            <text:p>20</text:p>
          </table:table-cell>
          <table:table-cell table:formula="of:=16*(SIN([.A17]))^3 + 10" office:value-type="float" office:value="21.8526841782517" calcext:value-type="float">
            <text:p>21,8526841782517</text:p>
          </table:table-cell>
          <table:table-cell table:formula="of:=13*COS([.A17]) - 5*COS(2*[.A17]) - 2*COS(3*[.A17]) - COS(4*[.A17]) + 10" office:value-type="float" office:value="5.90220415072597" calcext:value-type="float">
            <text:p>5,90220415072597</text:p>
          </table:table-cell>
          <table:table-cell office:value-type="string" calcext:value-type="string">
            <text:p>;</text:p>
          </table:table-cell>
          <table:table-cell table:formula="of:=[.O16]" office:value-type="float" office:value="20" calcext:value-type="float">
            <text:p>20</text:p>
          </table:table-cell>
          <table:table-cell table:formula="of:=16*(SIN([.B17]))^3 + 10" office:value-type="float" office:value="19.630602171767" calcext:value-type="float">
            <text:p>19,630602171767</text:p>
          </table:table-cell>
          <table:table-cell table:formula="of:=13*COS([.B17]) - 5*COS(2*[.B17]) - 2*COS(3*[.B17]) - COS(4*[.B17]) + 10" office:value-type="float" office:value="3.81634271021814" calcext:value-type="float">
            <text:p>3,81634271021814</text:p>
          </table:table-cell>
        </table:table-row>
        <table:table-row table:style-name="ro1">
          <table:table-cell table:formula="of:=[.A17] + 2*PI() / 50" office:value-type="float" office:value="2.13628300444106" calcext:value-type="float">
            <text:p>2,13628300444106</text:p>
          </table:table-cell>
          <table:table-cell table:formula="of:=[.B17] + 2*PI()/50" office:value-type="float" office:value="2.26194671058465" calcext:value-type="float">
            <text:p>2,26194671058465</text:p>
          </table:table-cell>
          <table:table-cell table:formula="of:=[.C17]" office:value-type="float" office:value="0" calcext:value-type="float">
            <text:p>0</text:p>
          </table:table-cell>
          <table:table-cell table:formula="of:=16*(SIN([.A18]))^3" office:value-type="float" office:value="9.63060217176697" calcext:value-type="float">
            <text:p>9,63060217176697</text:p>
          </table:table-cell>
          <table:table-cell table:formula="of:=13*COS([.A18]) - 5*COS(2*[.A18]) - 2*COS(3*[.A18]) - COS(4*[.A18])" office:value-type="float" office:value="-6.18365728978186" calcext:value-type="float">
            <text:p>-6,18365728978186</text:p>
          </table:table-cell>
          <table:table-cell office:value-type="string" calcext:value-type="string">
            <text:p>;</text:p>
          </table:table-cell>
          <table:table-cell table:formula="of:=[.G17]" office:value-type="float" office:value="0" calcext:value-type="float">
            <text:p>0</text:p>
          </table:table-cell>
          <table:table-cell table:formula="of:=16*(SIN([.B18]))^3" office:value-type="float" office:value="7.31914421690261" calcext:value-type="float">
            <text:p>7,31914421690261</text:p>
          </table:table-cell>
          <table:table-cell table:formula="of:=13*COS([.B18]) - 5*COS(2*[.B18]) - 2*COS(3*[.B18]) - COS(4*[.B18])" office:value-type="float" office:value="-8.17244216800382" calcext:value-type="float">
            <text:p>-8,17244216800382</text:p>
          </table:table-cell>
          <table:table-cell office:value-type="string" calcext:value-type="string">
            <text:p>|</text:p>
          </table:table-cell>
          <table:table-cell table:formula="of:=[.K17]" office:value-type="float" office:value="20" calcext:value-type="float">
            <text:p>20</text:p>
          </table:table-cell>
          <table:table-cell table:formula="of:=16*(SIN([.A18]))^3 + 10" office:value-type="float" office:value="19.630602171767" calcext:value-type="float">
            <text:p>19,630602171767</text:p>
          </table:table-cell>
          <table:table-cell table:formula="of:=13*COS([.A18]) - 5*COS(2*[.A18]) - 2*COS(3*[.A18]) - COS(4*[.A18]) + 10" office:value-type="float" office:value="3.81634271021814" calcext:value-type="float">
            <text:p>3,81634271021814</text:p>
          </table:table-cell>
          <table:table-cell office:value-type="string" calcext:value-type="string">
            <text:p>;</text:p>
          </table:table-cell>
          <table:table-cell table:formula="of:=[.O17]" office:value-type="float" office:value="20" calcext:value-type="float">
            <text:p>20</text:p>
          </table:table-cell>
          <table:table-cell table:formula="of:=16*(SIN([.B18]))^3 + 10" office:value-type="float" office:value="17.3191442169026" calcext:value-type="float">
            <text:p>17,3191442169026</text:p>
          </table:table-cell>
          <table:table-cell table:formula="of:=13*COS([.B18]) - 5*COS(2*[.B18]) - 2*COS(3*[.B18]) - COS(4*[.B18]) + 10" office:value-type="float" office:value="1.82755783199618" calcext:value-type="float">
            <text:p>1,82755783199618</text:p>
          </table:table-cell>
        </table:table-row>
        <table:table-row table:style-name="ro1">
          <table:table-cell table:formula="of:=[.A18] + 2*PI() / 50" office:value-type="float" office:value="2.26194671058465" calcext:value-type="float">
            <text:p>2,26194671058465</text:p>
          </table:table-cell>
          <table:table-cell table:formula="of:=[.B18] + 2*PI()/50" office:value-type="float" office:value="2.38761041672824" calcext:value-type="float">
            <text:p>2,38761041672824</text:p>
          </table:table-cell>
          <table:table-cell table:formula="of:=[.C18]" office:value-type="float" office:value="0" calcext:value-type="float">
            <text:p>0</text:p>
          </table:table-cell>
          <table:table-cell table:formula="of:=16*(SIN([.A19]))^3" office:value-type="float" office:value="7.31914421690261" calcext:value-type="float">
            <text:p>7,31914421690261</text:p>
          </table:table-cell>
          <table:table-cell table:formula="of:=13*COS([.A19]) - 5*COS(2*[.A19]) - 2*COS(3*[.A19]) - COS(4*[.A19])" office:value-type="float" office:value="-8.17244216800382" calcext:value-type="float">
            <text:p>-8,17244216800382</text:p>
          </table:table-cell>
          <table:table-cell office:value-type="string" calcext:value-type="string">
            <text:p>;</text:p>
          </table:table-cell>
          <table:table-cell table:formula="of:=[.G18]" office:value-type="float" office:value="0" calcext:value-type="float">
            <text:p>0</text:p>
          </table:table-cell>
          <table:table-cell table:formula="of:=16*(SIN([.B19]))^3" office:value-type="float" office:value="5.1325123000411" calcext:value-type="float">
            <text:p>5,1325123000411</text:p>
          </table:table-cell>
          <table:table-cell table:formula="of:=13*COS([.B19]) - 5*COS(2*[.B19]) - 2*COS(3*[.B19]) - COS(4*[.B19])" office:value-type="float" office:value="-10.0732780323078" calcext:value-type="float">
            <text:p>-10,0732780323078</text:p>
          </table:table-cell>
          <table:table-cell office:value-type="string" calcext:value-type="string">
            <text:p>|</text:p>
          </table:table-cell>
          <table:table-cell table:formula="of:=[.K18]" office:value-type="float" office:value="20" calcext:value-type="float">
            <text:p>20</text:p>
          </table:table-cell>
          <table:table-cell table:formula="of:=16*(SIN([.A19]))^3 + 10" office:value-type="float" office:value="17.3191442169026" calcext:value-type="float">
            <text:p>17,3191442169026</text:p>
          </table:table-cell>
          <table:table-cell table:formula="of:=13*COS([.A19]) - 5*COS(2*[.A19]) - 2*COS(3*[.A19]) - COS(4*[.A19]) + 10" office:value-type="float" office:value="1.82755783199618" calcext:value-type="float">
            <text:p>1,82755783199618</text:p>
          </table:table-cell>
          <table:table-cell office:value-type="string" calcext:value-type="string">
            <text:p>;</text:p>
          </table:table-cell>
          <table:table-cell table:formula="of:=[.O18]" office:value-type="float" office:value="20" calcext:value-type="float">
            <text:p>20</text:p>
          </table:table-cell>
          <table:table-cell table:formula="of:=16*(SIN([.B19]))^3 + 10" office:value-type="float" office:value="15.1325123000411" calcext:value-type="float">
            <text:p>15,1325123000411</text:p>
          </table:table-cell>
          <table:table-cell table:formula="of:=13*COS([.B19]) - 5*COS(2*[.B19]) - 2*COS(3*[.B19]) - COS(4*[.B19]) + 10" office:value-type="float" office:value="-0.0732780323078224" calcext:value-type="float">
            <text:p>-0,0732780323078224</text:p>
          </table:table-cell>
        </table:table-row>
        <table:table-row table:style-name="ro1">
          <table:table-cell table:formula="of:=[.A19] + 2*PI() / 50" office:value-type="float" office:value="2.38761041672824" calcext:value-type="float">
            <text:p>2,38761041672824</text:p>
          </table:table-cell>
          <table:table-cell table:formula="of:=[.B19] + 2*PI()/50" office:value-type="float" office:value="2.51327412287184" calcext:value-type="float">
            <text:p>2,51327412287184</text:p>
          </table:table-cell>
          <table:table-cell table:formula="of:=[.C19]" office:value-type="float" office:value="0" calcext:value-type="float">
            <text:p>0</text:p>
          </table:table-cell>
          <table:table-cell table:formula="of:=16*(SIN([.A20]))^3" office:value-type="float" office:value="5.1325123000411" calcext:value-type="float">
            <text:p>5,1325123000411</text:p>
          </table:table-cell>
          <table:table-cell table:formula="of:=13*COS([.A20]) - 5*COS(2*[.A20]) - 2*COS(3*[.A20]) - COS(4*[.A20])" office:value-type="float" office:value="-10.0732780323078" calcext:value-type="float">
            <text:p>-10,0732780323078</text:p>
          </table:table-cell>
          <table:table-cell office:value-type="string" calcext:value-type="string">
            <text:p>;</text:p>
          </table:table-cell>
          <table:table-cell table:formula="of:=[.G19]" office:value-type="float" office:value="0" calcext:value-type="float">
            <text:p>0</text:p>
          </table:table-cell>
          <table:table-cell table:formula="of:=16*(SIN([.B20]))^3" office:value-type="float" office:value="3.24919696232906" calcext:value-type="float">
            <text:p>3,24919696232906</text:p>
          </table:table-cell>
          <table:table-cell table:formula="of:=13*COS([.B20]) - 5*COS(2*[.B20]) - 2*COS(3*[.B20]) - COS(4*[.B20])" office:value-type="float" office:value="-11.871322893124" calcext:value-type="float">
            <text:p>-11,871322893124</text:p>
          </table:table-cell>
          <table:table-cell office:value-type="string" calcext:value-type="string">
            <text:p>|</text:p>
          </table:table-cell>
          <table:table-cell table:formula="of:=[.K19]" office:value-type="float" office:value="20" calcext:value-type="float">
            <text:p>20</text:p>
          </table:table-cell>
          <table:table-cell table:formula="of:=16*(SIN([.A20]))^3 + 10" office:value-type="float" office:value="15.1325123000411" calcext:value-type="float">
            <text:p>15,1325123000411</text:p>
          </table:table-cell>
          <table:table-cell table:formula="of:=13*COS([.A20]) - 5*COS(2*[.A20]) - 2*COS(3*[.A20]) - COS(4*[.A20]) + 10" office:value-type="float" office:value="-0.0732780323078224" calcext:value-type="float">
            <text:p>-0,0732780323078224</text:p>
          </table:table-cell>
          <table:table-cell office:value-type="string" calcext:value-type="string">
            <text:p>;</text:p>
          </table:table-cell>
          <table:table-cell table:formula="of:=[.O19]" office:value-type="float" office:value="20" calcext:value-type="float">
            <text:p>20</text:p>
          </table:table-cell>
          <table:table-cell table:formula="of:=16*(SIN([.B20]))^3 + 10" office:value-type="float" office:value="13.2491969623291" calcext:value-type="float">
            <text:p>13,2491969623291</text:p>
          </table:table-cell>
          <table:table-cell table:formula="of:=13*COS([.B20]) - 5*COS(2*[.B20]) - 2*COS(3*[.B20]) - COS(4*[.B20]) + 10" office:value-type="float" office:value="-1.871322893124" calcext:value-type="float">
            <text:p>-1,871322893124</text:p>
          </table:table-cell>
        </table:table-row>
        <table:table-row table:style-name="ro1">
          <table:table-cell table:formula="of:=[.A20] + 2*PI() / 50" office:value-type="float" office:value="2.51327412287184" calcext:value-type="float">
            <text:p>2,51327412287184</text:p>
          </table:table-cell>
          <table:table-cell table:formula="of:=[.B20] + 2*PI()/50" office:value-type="float" office:value="2.63893782901543" calcext:value-type="float">
            <text:p>2,63893782901543</text:p>
          </table:table-cell>
          <table:table-cell table:formula="of:=[.C20]" office:value-type="float" office:value="0" calcext:value-type="float">
            <text:p>0</text:p>
          </table:table-cell>
          <table:table-cell table:formula="of:=16*(SIN([.A21]))^3" office:value-type="float" office:value="3.24919696232906" calcext:value-type="float">
            <text:p>3,24919696232906</text:p>
          </table:table-cell>
          <table:table-cell table:formula="of:=13*COS([.A21]) - 5*COS(2*[.A21]) - 2*COS(3*[.A21]) - COS(4*[.A21])" office:value-type="float" office:value="-11.871322893124" calcext:value-type="float">
            <text:p>-11,871322893124</text:p>
          </table:table-cell>
          <table:table-cell office:value-type="string" calcext:value-type="string">
            <text:p>;</text:p>
          </table:table-cell>
          <table:table-cell table:formula="of:=[.G20]" office:value-type="float" office:value="0" calcext:value-type="float">
            <text:p>0</text:p>
          </table:table-cell>
          <table:table-cell table:formula="of:=16*(SIN([.B21]))^3" office:value-type="float" office:value="1.78893717550749" calcext:value-type="float">
            <text:p>1,78893717550749</text:p>
          </table:table-cell>
          <table:table-cell table:formula="of:=13*COS([.B21]) - 5*COS(2*[.B21]) - 2*COS(3*[.B21]) - COS(4*[.B21])" office:value-type="float" office:value="-13.5197604848415" calcext:value-type="float">
            <text:p>-13,5197604848415</text:p>
          </table:table-cell>
          <table:table-cell office:value-type="string" calcext:value-type="string">
            <text:p>|</text:p>
          </table:table-cell>
          <table:table-cell table:formula="of:=[.K20]" office:value-type="float" office:value="20" calcext:value-type="float">
            <text:p>20</text:p>
          </table:table-cell>
          <table:table-cell table:formula="of:=16*(SIN([.A21]))^3 + 10" office:value-type="float" office:value="13.2491969623291" calcext:value-type="float">
            <text:p>13,2491969623291</text:p>
          </table:table-cell>
          <table:table-cell table:formula="of:=13*COS([.A21]) - 5*COS(2*[.A21]) - 2*COS(3*[.A21]) - COS(4*[.A21]) + 10" office:value-type="float" office:value="-1.871322893124" calcext:value-type="float">
            <text:p>-1,871322893124</text:p>
          </table:table-cell>
          <table:table-cell office:value-type="string" calcext:value-type="string">
            <text:p>;</text:p>
          </table:table-cell>
          <table:table-cell table:formula="of:=[.O20]" office:value-type="float" office:value="20" calcext:value-type="float">
            <text:p>20</text:p>
          </table:table-cell>
          <table:table-cell table:formula="of:=16*(SIN([.B21]))^3 + 10" office:value-type="float" office:value="11.7889371755075" calcext:value-type="float">
            <text:p>11,7889371755075</text:p>
          </table:table-cell>
          <table:table-cell table:formula="of:=13*COS([.B21]) - 5*COS(2*[.B21]) - 2*COS(3*[.B21]) - COS(4*[.B21]) + 10" office:value-type="float" office:value="-3.51976048484152" calcext:value-type="float">
            <text:p>-3,51976048484152</text:p>
          </table:table-cell>
        </table:table-row>
        <table:table-row table:style-name="ro1">
          <table:table-cell table:formula="of:=[.A21] + 2*PI() / 50" office:value-type="float" office:value="2.63893782901543" calcext:value-type="float">
            <text:p>2,63893782901543</text:p>
          </table:table-cell>
          <table:table-cell table:formula="of:=[.B21] + 2*PI()/50" office:value-type="float" office:value="2.76460153515902" calcext:value-type="float">
            <text:p>2,76460153515902</text:p>
          </table:table-cell>
          <table:table-cell table:formula="of:=[.C21]" office:value-type="float" office:value="0" calcext:value-type="float">
            <text:p>0</text:p>
          </table:table-cell>
          <table:table-cell table:formula="of:=16*(SIN([.A22]))^3" office:value-type="float" office:value="1.78893717550749" calcext:value-type="float">
            <text:p>1,78893717550749</text:p>
          </table:table-cell>
          <table:table-cell table:formula="of:=13*COS([.A22]) - 5*COS(2*[.A22]) - 2*COS(3*[.A22]) - COS(4*[.A22])" office:value-type="float" office:value="-13.5197604848415" calcext:value-type="float">
            <text:p>-13,5197604848415</text:p>
          </table:table-cell>
          <table:table-cell office:value-type="string" calcext:value-type="string">
            <text:p>;</text:p>
          </table:table-cell>
          <table:table-cell table:formula="of:=[.G21]" office:value-type="float" office:value="0" calcext:value-type="float">
            <text:p>0</text:p>
          </table:table-cell>
          <table:table-cell table:formula="of:=16*(SIN([.B22]))^3" office:value-type="float" office:value="0.798186422352053" calcext:value-type="float">
            <text:p>0,798186422352053</text:p>
          </table:table-cell>
          <table:table-cell table:formula="of:=13*COS([.B22]) - 5*COS(2*[.B22]) - 2*COS(3*[.B22]) - COS(4*[.B22])" office:value-type="float" office:value="-14.9431693900535" calcext:value-type="float">
            <text:p>-14,9431693900535</text:p>
          </table:table-cell>
          <table:table-cell office:value-type="string" calcext:value-type="string">
            <text:p>|</text:p>
          </table:table-cell>
          <table:table-cell table:formula="of:=[.K21]" office:value-type="float" office:value="20" calcext:value-type="float">
            <text:p>20</text:p>
          </table:table-cell>
          <table:table-cell table:formula="of:=16*(SIN([.A22]))^3 + 10" office:value-type="float" office:value="11.7889371755075" calcext:value-type="float">
            <text:p>11,7889371755075</text:p>
          </table:table-cell>
          <table:table-cell table:formula="of:=13*COS([.A22]) - 5*COS(2*[.A22]) - 2*COS(3*[.A22]) - COS(4*[.A22]) + 10" office:value-type="float" office:value="-3.51976048484152" calcext:value-type="float">
            <text:p>-3,51976048484152</text:p>
          </table:table-cell>
          <table:table-cell office:value-type="string" calcext:value-type="string">
            <text:p>;</text:p>
          </table:table-cell>
          <table:table-cell table:formula="of:=[.O21]" office:value-type="float" office:value="20" calcext:value-type="float">
            <text:p>20</text:p>
          </table:table-cell>
          <table:table-cell table:formula="of:=16*(SIN([.B22]))^3 + 10" office:value-type="float" office:value="10.7981864223521" calcext:value-type="float">
            <text:p>10,7981864223521</text:p>
          </table:table-cell>
          <table:table-cell table:formula="of:=13*COS([.B22]) - 5*COS(2*[.B22]) - 2*COS(3*[.B22]) - COS(4*[.B22]) + 10" office:value-type="float" office:value="-4.9431693900535" calcext:value-type="float">
            <text:p>-4,9431693900535</text:p>
          </table:table-cell>
        </table:table-row>
        <table:table-row table:style-name="ro1">
          <table:table-cell table:formula="of:=[.A22] + 2*PI() / 50" office:value-type="float" office:value="2.76460153515902" calcext:value-type="float">
            <text:p>2,76460153515902</text:p>
          </table:table-cell>
          <table:table-cell table:formula="of:=[.B22] + 2*PI()/50" office:value-type="float" office:value="2.89026524130261" calcext:value-type="float">
            <text:p>2,89026524130261</text:p>
          </table:table-cell>
          <table:table-cell table:formula="of:=[.C22]" office:value-type="float" office:value="0" calcext:value-type="float">
            <text:p>0</text:p>
          </table:table-cell>
          <table:table-cell table:formula="of:=16*(SIN([.A23]))^3" office:value-type="float" office:value="0.798186422352053" calcext:value-type="float">
            <text:p>0,798186422352053</text:p>
          </table:table-cell>
          <table:table-cell table:formula="of:=13*COS([.A23]) - 5*COS(2*[.A23]) - 2*COS(3*[.A23]) - COS(4*[.A23])" office:value-type="float" office:value="-14.9431693900535" calcext:value-type="float">
            <text:p>-14,9431693900535</text:p>
          </table:table-cell>
          <table:table-cell office:value-type="string" calcext:value-type="string">
            <text:p>;</text:p>
          </table:table-cell>
          <table:table-cell table:formula="of:=[.G22]" office:value-type="float" office:value="0" calcext:value-type="float">
            <text:p>0</text:p>
          </table:table-cell>
          <table:table-cell table:formula="of:=16*(SIN([.B23]))^3" office:value-type="float" office:value="0.2460902222635" calcext:value-type="float">
            <text:p>0,2460902222635</text:p>
          </table:table-cell>
          <table:table-cell table:formula="of:=13*COS([.B23]) - 5*COS(2*[.B23]) - 2*COS(3*[.B23]) - COS(4*[.B23])" office:value-type="float" office:value="-16.0510040350277" calcext:value-type="float">
            <text:p>-16,0510040350277</text:p>
          </table:table-cell>
          <table:table-cell office:value-type="string" calcext:value-type="string">
            <text:p>|</text:p>
          </table:table-cell>
          <table:table-cell table:formula="of:=[.K22]" office:value-type="float" office:value="20" calcext:value-type="float">
            <text:p>20</text:p>
          </table:table-cell>
          <table:table-cell table:formula="of:=16*(SIN([.A23]))^3 + 10" office:value-type="float" office:value="10.7981864223521" calcext:value-type="float">
            <text:p>10,7981864223521</text:p>
          </table:table-cell>
          <table:table-cell table:formula="of:=13*COS([.A23]) - 5*COS(2*[.A23]) - 2*COS(3*[.A23]) - COS(4*[.A23]) + 10" office:value-type="float" office:value="-4.9431693900535" calcext:value-type="float">
            <text:p>-4,9431693900535</text:p>
          </table:table-cell>
          <table:table-cell office:value-type="string" calcext:value-type="string">
            <text:p>;</text:p>
          </table:table-cell>
          <table:table-cell table:formula="of:=[.O22]" office:value-type="float" office:value="20" calcext:value-type="float">
            <text:p>20</text:p>
          </table:table-cell>
          <table:table-cell table:formula="of:=16*(SIN([.B23]))^3 + 10" office:value-type="float" office:value="10.2460902222635" calcext:value-type="float">
            <text:p>10,2460902222635</text:p>
          </table:table-cell>
          <table:table-cell table:formula="of:=13*COS([.B23]) - 5*COS(2*[.B23]) - 2*COS(3*[.B23]) - COS(4*[.B23]) + 10" office:value-type="float" office:value="-6.0510040350277" calcext:value-type="float">
            <text:p>-6,0510040350277</text:p>
          </table:table-cell>
        </table:table-row>
        <table:table-row table:style-name="ro1">
          <table:table-cell table:formula="of:=[.A23] + 2*PI() / 50" office:value-type="float" office:value="2.89026524130261" calcext:value-type="float">
            <text:p>2,89026524130261</text:p>
          </table:table-cell>
          <table:table-cell table:formula="of:=[.B23] + 2*PI()/50" office:value-type="float" office:value="3.0159289474462" calcext:value-type="float">
            <text:p>3,0159289474462</text:p>
          </table:table-cell>
          <table:table-cell table:formula="of:=[.C23]" office:value-type="float" office:value="0" calcext:value-type="float">
            <text:p>0</text:p>
          </table:table-cell>
          <table:table-cell table:formula="of:=16*(SIN([.A24]))^3" office:value-type="float" office:value="0.2460902222635" calcext:value-type="float">
            <text:p>0,2460902222635</text:p>
          </table:table-cell>
          <table:table-cell table:formula="of:=13*COS([.A24]) - 5*COS(2*[.A24]) - 2*COS(3*[.A24]) - COS(4*[.A24])" office:value-type="float" office:value="-16.0510040350277" calcext:value-type="float">
            <text:p>-16,0510040350277</text:p>
          </table:table-cell>
          <table:table-cell office:value-type="string" calcext:value-type="string">
            <text:p>;</text:p>
          </table:table-cell>
          <table:table-cell table:formula="of:=[.G23]" office:value-type="float" office:value="0" calcext:value-type="float">
            <text:p>0</text:p>
          </table:table-cell>
          <table:table-cell table:formula="of:=16*(SIN([.B24]))^3" office:value-type="float" office:value="0.0315005920329383" calcext:value-type="float">
            <text:p>0,0315005920329383</text:p>
          </table:table-cell>
          <table:table-cell table:formula="of:=13*COS([.B24]) - 5*COS(2*[.B24]) - 2*COS(3*[.B24]) - COS(4*[.B24])" office:value-type="float" office:value="-16.7571606309987" calcext:value-type="float">
            <text:p>-16,7571606309987</text:p>
          </table:table-cell>
          <table:table-cell office:value-type="string" calcext:value-type="string">
            <text:p>|</text:p>
          </table:table-cell>
          <table:table-cell table:formula="of:=[.K23]" office:value-type="float" office:value="20" calcext:value-type="float">
            <text:p>20</text:p>
          </table:table-cell>
          <table:table-cell table:formula="of:=16*(SIN([.A24]))^3 + 10" office:value-type="float" office:value="10.2460902222635" calcext:value-type="float">
            <text:p>10,2460902222635</text:p>
          </table:table-cell>
          <table:table-cell table:formula="of:=13*COS([.A24]) - 5*COS(2*[.A24]) - 2*COS(3*[.A24]) - COS(4*[.A24]) + 10" office:value-type="float" office:value="-6.0510040350277" calcext:value-type="float">
            <text:p>-6,0510040350277</text:p>
          </table:table-cell>
          <table:table-cell office:value-type="string" calcext:value-type="string">
            <text:p>;</text:p>
          </table:table-cell>
          <table:table-cell table:formula="of:=[.O23]" office:value-type="float" office:value="20" calcext:value-type="float">
            <text:p>20</text:p>
          </table:table-cell>
          <table:table-cell table:formula="of:=16*(SIN([.B24]))^3 + 10" office:value-type="float" office:value="10.0315005920329" calcext:value-type="float">
            <text:p>10,0315005920329</text:p>
          </table:table-cell>
          <table:table-cell table:formula="of:=13*COS([.B24]) - 5*COS(2*[.B24]) - 2*COS(3*[.B24]) - COS(4*[.B24]) + 10" office:value-type="float" office:value="-6.75716063099873" calcext:value-type="float">
            <text:p>-6,75716063099873</text:p>
          </table:table-cell>
        </table:table-row>
        <table:table-row table:style-name="ro1">
          <table:table-cell table:formula="of:=[.A24] + 2*PI() / 50" office:value-type="float" office:value="3.0159289474462" calcext:value-type="float">
            <text:p>3,0159289474462</text:p>
          </table:table-cell>
          <table:table-cell table:formula="of:=[.B24] + 2*PI()/50" office:value-type="float" office:value="3.14159265358979" calcext:value-type="float">
            <text:p>3,14159265358979</text:p>
          </table:table-cell>
          <table:table-cell table:formula="of:=[.C24]" office:value-type="float" office:value="0" calcext:value-type="float">
            <text:p>0</text:p>
          </table:table-cell>
          <table:table-cell table:formula="of:=16*(SIN([.A25]))^3" office:value-type="float" office:value="0.0315005920329383" calcext:value-type="float">
            <text:p>0,0315005920329383</text:p>
          </table:table-cell>
          <table:table-cell table:formula="of:=13*COS([.A25]) - 5*COS(2*[.A25]) - 2*COS(3*[.A25]) - COS(4*[.A25])" office:value-type="float" office:value="-16.7571606309987" calcext:value-type="float">
            <text:p>-16,7571606309987</text:p>
          </table:table-cell>
          <table:table-cell office:value-type="string" calcext:value-type="string">
            <text:p>;</text:p>
          </table:table-cell>
          <table:table-cell table:formula="of:=[.G24]" office:value-type="float" office:value="0" calcext:value-type="float">
            <text:p>0</text:p>
          </table:table-cell>
          <table:table-cell table:formula="of:=16*(SIN([.B25]))^3" office:value-type="float" office:value="-2.83311301859977E-044" calcext:value-type="float">
            <text:p>-2,83311301859977E-44</text:p>
          </table:table-cell>
          <table:table-cell table:formula="of:=13*COS([.B25]) - 5*COS(2*[.B25]) - 2*COS(3*[.B25]) - COS(4*[.B25])" office:value-type="float" office:value="-17" calcext:value-type="float">
            <text:p>-17</text:p>
          </table:table-cell>
          <table:table-cell office:value-type="string" calcext:value-type="string">
            <text:p>|</text:p>
          </table:table-cell>
          <table:table-cell table:formula="of:=[.K24]" office:value-type="float" office:value="20" calcext:value-type="float">
            <text:p>20</text:p>
          </table:table-cell>
          <table:table-cell table:formula="of:=16*(SIN([.A25]))^3 + 10" office:value-type="float" office:value="10.0315005920329" calcext:value-type="float">
            <text:p>10,0315005920329</text:p>
          </table:table-cell>
          <table:table-cell table:formula="of:=13*COS([.A25]) - 5*COS(2*[.A25]) - 2*COS(3*[.A25]) - COS(4*[.A25]) + 10" office:value-type="float" office:value="-6.75716063099873" calcext:value-type="float">
            <text:p>-6,75716063099873</text:p>
          </table:table-cell>
          <table:table-cell office:value-type="string" calcext:value-type="string">
            <text:p>;</text:p>
          </table:table-cell>
          <table:table-cell table:formula="of:=[.O24]" office:value-type="float" office:value="20" calcext:value-type="float">
            <text:p>20</text:p>
          </table:table-cell>
          <table:table-cell table:formula="of:=16*(SIN([.B25]))^3 + 10" office:value-type="float" office:value="10" calcext:value-type="float">
            <text:p>10</text:p>
          </table:table-cell>
          <table:table-cell table:formula="of:=13*COS([.B25]) - 5*COS(2*[.B25]) - 2*COS(3*[.B25]) - COS(4*[.B25]) + 10" office:value-type="float" office:value="-7" calcext:value-type="float">
            <text:p>-7</text:p>
          </table:table-cell>
        </table:table-row>
        <table:table-row table:style-name="ro1">
          <table:table-cell table:formula="of:=[.A25] + 2*PI() / 50" office:value-type="float" office:value="3.14159265358979" calcext:value-type="float">
            <text:p>3,14159265358979</text:p>
          </table:table-cell>
          <table:table-cell table:formula="of:=[.B25] + 2*PI()/50" office:value-type="float" office:value="3.26725635973339" calcext:value-type="float">
            <text:p>3,26725635973339</text:p>
          </table:table-cell>
          <table:table-cell table:formula="of:=[.C25]" office:value-type="float" office:value="0" calcext:value-type="float">
            <text:p>0</text:p>
          </table:table-cell>
          <table:table-cell table:formula="of:=16*(SIN([.A26]))^3" office:value-type="float" office:value="-2.83311301859977E-044" calcext:value-type="float">
            <text:p>-2,83311301859977E-44</text:p>
          </table:table-cell>
          <table:table-cell table:formula="of:=13*COS([.A26]) - 5*COS(2*[.A26]) - 2*COS(3*[.A26]) - COS(4*[.A26])" office:value-type="float" office:value="-17" calcext:value-type="float">
            <text:p>-17</text:p>
          </table:table-cell>
          <table:table-cell office:value-type="string" calcext:value-type="string">
            <text:p>;</text:p>
          </table:table-cell>
          <table:table-cell table:formula="of:=[.G25]" office:value-type="float" office:value="0" calcext:value-type="float">
            <text:p>0</text:p>
          </table:table-cell>
          <table:table-cell table:formula="of:=16*(SIN([.B26]))^3" office:value-type="float" office:value="-0.0315005920329401" calcext:value-type="float">
            <text:p>-0,0315005920329401</text:p>
          </table:table-cell>
          <table:table-cell table:formula="of:=13*COS([.B26]) - 5*COS(2*[.B26]) - 2*COS(3*[.B26]) - COS(4*[.B26])" office:value-type="float" office:value="-16.7571606309987" calcext:value-type="float">
            <text:p>-16,7571606309987</text:p>
          </table:table-cell>
          <table:table-cell office:value-type="string" calcext:value-type="string">
            <text:p>|</text:p>
          </table:table-cell>
          <table:table-cell table:formula="of:=[.K25]" office:value-type="float" office:value="20" calcext:value-type="float">
            <text:p>20</text:p>
          </table:table-cell>
          <table:table-cell table:formula="of:=16*(SIN([.A26]))^3 + 10" office:value-type="float" office:value="10" calcext:value-type="float">
            <text:p>10</text:p>
          </table:table-cell>
          <table:table-cell table:formula="of:=13*COS([.A26]) - 5*COS(2*[.A26]) - 2*COS(3*[.A26]) - COS(4*[.A26]) + 10" office:value-type="float" office:value="-7" calcext:value-type="float">
            <text:p>-7</text:p>
          </table:table-cell>
          <table:table-cell office:value-type="string" calcext:value-type="string">
            <text:p>;</text:p>
          </table:table-cell>
          <table:table-cell table:formula="of:=[.O25]" office:value-type="float" office:value="20" calcext:value-type="float">
            <text:p>20</text:p>
          </table:table-cell>
          <table:table-cell table:formula="of:=16*(SIN([.B26]))^3 + 10" office:value-type="float" office:value="9.96849940796706" calcext:value-type="float">
            <text:p>9,96849940796706</text:p>
          </table:table-cell>
          <table:table-cell table:formula="of:=13*COS([.B26]) - 5*COS(2*[.B26]) - 2*COS(3*[.B26]) - COS(4*[.B26]) + 10" office:value-type="float" office:value="-6.75716063099872" calcext:value-type="float">
            <text:p>-6,75716063099872</text:p>
          </table:table-cell>
        </table:table-row>
        <table:table-row table:style-name="ro1">
          <table:table-cell table:formula="of:=[.A26] + 2*PI() / 50" office:value-type="float" office:value="3.26725635973339" calcext:value-type="float">
            <text:p>3,26725635973339</text:p>
          </table:table-cell>
          <table:table-cell table:formula="of:=[.B26] + 2*PI()/50" office:value-type="float" office:value="3.39292006587698" calcext:value-type="float">
            <text:p>3,39292006587698</text:p>
          </table:table-cell>
          <table:table-cell table:formula="of:=[.C26]" office:value-type="float" office:value="0" calcext:value-type="float">
            <text:p>0</text:p>
          </table:table-cell>
          <table:table-cell table:formula="of:=16*(SIN([.A27]))^3" office:value-type="float" office:value="-0.0315005920329401" calcext:value-type="float">
            <text:p>-0,0315005920329401</text:p>
          </table:table-cell>
          <table:table-cell table:formula="of:=13*COS([.A27]) - 5*COS(2*[.A27]) - 2*COS(3*[.A27]) - COS(4*[.A27])" office:value-type="float" office:value="-16.7571606309987" calcext:value-type="float">
            <text:p>-16,7571606309987</text:p>
          </table:table-cell>
          <table:table-cell office:value-type="string" calcext:value-type="string">
            <text:p>;</text:p>
          </table:table-cell>
          <table:table-cell table:formula="of:=[.G26]" office:value-type="float" office:value="0" calcext:value-type="float">
            <text:p>0</text:p>
          </table:table-cell>
          <table:table-cell table:formula="of:=16*(SIN([.B27]))^3" office:value-type="float" office:value="-0.246090222263507" calcext:value-type="float">
            <text:p>-0,246090222263507</text:p>
          </table:table-cell>
          <table:table-cell table:formula="of:=13*COS([.B27]) - 5*COS(2*[.B27]) - 2*COS(3*[.B27]) - COS(4*[.B27])" office:value-type="float" office:value="-16.0510040350277" calcext:value-type="float">
            <text:p>-16,0510040350277</text:p>
          </table:table-cell>
          <table:table-cell office:value-type="string" calcext:value-type="string">
            <text:p>|</text:p>
          </table:table-cell>
          <table:table-cell table:formula="of:=[.K26]" office:value-type="float" office:value="20" calcext:value-type="float">
            <text:p>20</text:p>
          </table:table-cell>
          <table:table-cell table:formula="of:=16*(SIN([.A27]))^3 + 10" office:value-type="float" office:value="9.96849940796706" calcext:value-type="float">
            <text:p>9,96849940796706</text:p>
          </table:table-cell>
          <table:table-cell table:formula="of:=13*COS([.A27]) - 5*COS(2*[.A27]) - 2*COS(3*[.A27]) - COS(4*[.A27]) + 10" office:value-type="float" office:value="-6.75716063099872" calcext:value-type="float">
            <text:p>-6,75716063099872</text:p>
          </table:table-cell>
          <table:table-cell office:value-type="string" calcext:value-type="string">
            <text:p>;</text:p>
          </table:table-cell>
          <table:table-cell table:formula="of:=[.O26]" office:value-type="float" office:value="20" calcext:value-type="float">
            <text:p>20</text:p>
          </table:table-cell>
          <table:table-cell table:formula="of:=16*(SIN([.B27]))^3 + 10" office:value-type="float" office:value="9.75390977773649" calcext:value-type="float">
            <text:p>9,75390977773649</text:p>
          </table:table-cell>
          <table:table-cell table:formula="of:=13*COS([.B27]) - 5*COS(2*[.B27]) - 2*COS(3*[.B27]) - COS(4*[.B27]) + 10" office:value-type="float" office:value="-6.05100403502769" calcext:value-type="float">
            <text:p>-6,05100403502769</text:p>
          </table:table-cell>
        </table:table-row>
        <table:table-row table:style-name="ro1">
          <table:table-cell table:formula="of:=[.A27] + 2*PI() / 50" office:value-type="float" office:value="3.39292006587698" calcext:value-type="float">
            <text:p>3,39292006587698</text:p>
          </table:table-cell>
          <table:table-cell table:formula="of:=[.B27] + 2*PI()/50" office:value-type="float" office:value="3.51858377202057" calcext:value-type="float">
            <text:p>3,51858377202057</text:p>
          </table:table-cell>
          <table:table-cell table:formula="of:=[.C27]" office:value-type="float" office:value="0" calcext:value-type="float">
            <text:p>0</text:p>
          </table:table-cell>
          <table:table-cell table:formula="of:=16*(SIN([.A28]))^3" office:value-type="float" office:value="-0.246090222263507" calcext:value-type="float">
            <text:p>-0,246090222263507</text:p>
          </table:table-cell>
          <table:table-cell table:formula="of:=13*COS([.A28]) - 5*COS(2*[.A28]) - 2*COS(3*[.A28]) - COS(4*[.A28])" office:value-type="float" office:value="-16.0510040350277" calcext:value-type="float">
            <text:p>-16,0510040350277</text:p>
          </table:table-cell>
          <table:table-cell office:value-type="string" calcext:value-type="string">
            <text:p>;</text:p>
          </table:table-cell>
          <table:table-cell table:formula="of:=[.G27]" office:value-type="float" office:value="0" calcext:value-type="float">
            <text:p>0</text:p>
          </table:table-cell>
          <table:table-cell table:formula="of:=16*(SIN([.B28]))^3" office:value-type="float" office:value="-0.798186422352068" calcext:value-type="float">
            <text:p>-0,798186422352068</text:p>
          </table:table-cell>
          <table:table-cell table:formula="of:=13*COS([.B28]) - 5*COS(2*[.B28]) - 2*COS(3*[.B28]) - COS(4*[.B28])" office:value-type="float" office:value="-14.9431693900535" calcext:value-type="float">
            <text:p>-14,9431693900535</text:p>
          </table:table-cell>
          <table:table-cell office:value-type="string" calcext:value-type="string">
            <text:p>|</text:p>
          </table:table-cell>
          <table:table-cell table:formula="of:=[.K27]" office:value-type="float" office:value="20" calcext:value-type="float">
            <text:p>20</text:p>
          </table:table-cell>
          <table:table-cell table:formula="of:=16*(SIN([.A28]))^3 + 10" office:value-type="float" office:value="9.75390977773649" calcext:value-type="float">
            <text:p>9,75390977773649</text:p>
          </table:table-cell>
          <table:table-cell table:formula="of:=13*COS([.A28]) - 5*COS(2*[.A28]) - 2*COS(3*[.A28]) - COS(4*[.A28]) + 10" office:value-type="float" office:value="-6.05100403502769" calcext:value-type="float">
            <text:p>-6,05100403502769</text:p>
          </table:table-cell>
          <table:table-cell office:value-type="string" calcext:value-type="string">
            <text:p>;</text:p>
          </table:table-cell>
          <table:table-cell table:formula="of:=[.O27]" office:value-type="float" office:value="20" calcext:value-type="float">
            <text:p>20</text:p>
          </table:table-cell>
          <table:table-cell table:formula="of:=16*(SIN([.B28]))^3 + 10" office:value-type="float" office:value="9.20181357764793" calcext:value-type="float">
            <text:p>9,20181357764793</text:p>
          </table:table-cell>
          <table:table-cell table:formula="of:=13*COS([.B28]) - 5*COS(2*[.B28]) - 2*COS(3*[.B28]) - COS(4*[.B28]) + 10" office:value-type="float" office:value="-4.94316939005348" calcext:value-type="float">
            <text:p>-4,94316939005348</text:p>
          </table:table-cell>
        </table:table-row>
        <table:table-row table:style-name="ro1">
          <table:table-cell table:formula="of:=[.A28] + 2*PI() / 50" office:value-type="float" office:value="3.51858377202057" calcext:value-type="float">
            <text:p>3,51858377202057</text:p>
          </table:table-cell>
          <table:table-cell table:formula="of:=[.B28] + 2*PI()/50" office:value-type="float" office:value="3.64424747816416" calcext:value-type="float">
            <text:p>3,64424747816416</text:p>
          </table:table-cell>
          <table:table-cell table:formula="of:=[.C28]" office:value-type="float" office:value="0" calcext:value-type="float">
            <text:p>0</text:p>
          </table:table-cell>
          <table:table-cell table:formula="of:=16*(SIN([.A29]))^3" office:value-type="float" office:value="-0.798186422352068" calcext:value-type="float">
            <text:p>-0,798186422352068</text:p>
          </table:table-cell>
          <table:table-cell table:formula="of:=13*COS([.A29]) - 5*COS(2*[.A29]) - 2*COS(3*[.A29]) - COS(4*[.A29])" office:value-type="float" office:value="-14.9431693900535" calcext:value-type="float">
            <text:p>-14,9431693900535</text:p>
          </table:table-cell>
          <table:table-cell office:value-type="string" calcext:value-type="string">
            <text:p>;</text:p>
          </table:table-cell>
          <table:table-cell table:formula="of:=[.G28]" office:value-type="float" office:value="0" calcext:value-type="float">
            <text:p>0</text:p>
          </table:table-cell>
          <table:table-cell table:formula="of:=16*(SIN([.B29]))^3" office:value-type="float" office:value="-1.78893717550752" calcext:value-type="float">
            <text:p>-1,78893717550752</text:p>
          </table:table-cell>
          <table:table-cell table:formula="of:=13*COS([.B29]) - 5*COS(2*[.B29]) - 2*COS(3*[.B29]) - COS(4*[.B29])" office:value-type="float" office:value="-13.5197604848415" calcext:value-type="float">
            <text:p>-13,5197604848415</text:p>
          </table:table-cell>
          <table:table-cell office:value-type="string" calcext:value-type="string">
            <text:p>|</text:p>
          </table:table-cell>
          <table:table-cell table:formula="of:=[.K28]" office:value-type="float" office:value="20" calcext:value-type="float">
            <text:p>20</text:p>
          </table:table-cell>
          <table:table-cell table:formula="of:=16*(SIN([.A29]))^3 + 10" office:value-type="float" office:value="9.20181357764793" calcext:value-type="float">
            <text:p>9,20181357764793</text:p>
          </table:table-cell>
          <table:table-cell table:formula="of:=13*COS([.A29]) - 5*COS(2*[.A29]) - 2*COS(3*[.A29]) - COS(4*[.A29]) + 10" office:value-type="float" office:value="-4.94316939005348" calcext:value-type="float">
            <text:p>-4,94316939005348</text:p>
          </table:table-cell>
          <table:table-cell office:value-type="string" calcext:value-type="string">
            <text:p>;</text:p>
          </table:table-cell>
          <table:table-cell table:formula="of:=[.O28]" office:value-type="float" office:value="20" calcext:value-type="float">
            <text:p>20</text:p>
          </table:table-cell>
          <table:table-cell table:formula="of:=16*(SIN([.B29]))^3 + 10" office:value-type="float" office:value="8.21106282449249" calcext:value-type="float">
            <text:p>8,21106282449249</text:p>
          </table:table-cell>
          <table:table-cell table:formula="of:=13*COS([.B29]) - 5*COS(2*[.B29]) - 2*COS(3*[.B29]) - COS(4*[.B29]) + 10" office:value-type="float" office:value="-3.51976048484149" calcext:value-type="float">
            <text:p>-3,51976048484149</text:p>
          </table:table-cell>
        </table:table-row>
        <table:table-row table:style-name="ro1">
          <table:table-cell table:formula="of:=[.A29] + 2*PI() / 50" office:value-type="float" office:value="3.64424747816416" calcext:value-type="float">
            <text:p>3,64424747816416</text:p>
          </table:table-cell>
          <table:table-cell table:formula="of:=[.B29] + 2*PI()/50" office:value-type="float" office:value="3.76991118430775" calcext:value-type="float">
            <text:p>3,76991118430775</text:p>
          </table:table-cell>
          <table:table-cell table:formula="of:=[.C29]" office:value-type="float" office:value="0" calcext:value-type="float">
            <text:p>0</text:p>
          </table:table-cell>
          <table:table-cell table:formula="of:=16*(SIN([.A30]))^3" office:value-type="float" office:value="-1.78893717550752" calcext:value-type="float">
            <text:p>-1,78893717550752</text:p>
          </table:table-cell>
          <table:table-cell table:formula="of:=13*COS([.A30]) - 5*COS(2*[.A30]) - 2*COS(3*[.A30]) - COS(4*[.A30])" office:value-type="float" office:value="-13.5197604848415" calcext:value-type="float">
            <text:p>-13,5197604848415</text:p>
          </table:table-cell>
          <table:table-cell office:value-type="string" calcext:value-type="string">
            <text:p>;</text:p>
          </table:table-cell>
          <table:table-cell table:formula="of:=[.G29]" office:value-type="float" office:value="0" calcext:value-type="float">
            <text:p>0</text:p>
          </table:table-cell>
          <table:table-cell table:formula="of:=16*(SIN([.B30]))^3" office:value-type="float" office:value="-3.24919696232909" calcext:value-type="float">
            <text:p>-3,24919696232909</text:p>
          </table:table-cell>
          <table:table-cell table:formula="of:=13*COS([.B30]) - 5*COS(2*[.B30]) - 2*COS(3*[.B30]) - COS(4*[.B30])" office:value-type="float" office:value="-11.871322893124" calcext:value-type="float">
            <text:p>-11,871322893124</text:p>
          </table:table-cell>
          <table:table-cell office:value-type="string" calcext:value-type="string">
            <text:p>|</text:p>
          </table:table-cell>
          <table:table-cell table:formula="of:=[.K29]" office:value-type="float" office:value="20" calcext:value-type="float">
            <text:p>20</text:p>
          </table:table-cell>
          <table:table-cell table:formula="of:=16*(SIN([.A30]))^3 + 10" office:value-type="float" office:value="8.21106282449249" calcext:value-type="float">
            <text:p>8,21106282449249</text:p>
          </table:table-cell>
          <table:table-cell table:formula="of:=13*COS([.A30]) - 5*COS(2*[.A30]) - 2*COS(3*[.A30]) - COS(4*[.A30]) + 10" office:value-type="float" office:value="-3.51976048484149" calcext:value-type="float">
            <text:p>-3,51976048484149</text:p>
          </table:table-cell>
          <table:table-cell office:value-type="string" calcext:value-type="string">
            <text:p>;</text:p>
          </table:table-cell>
          <table:table-cell table:formula="of:=[.O29]" office:value-type="float" office:value="20" calcext:value-type="float">
            <text:p>20</text:p>
          </table:table-cell>
          <table:table-cell table:formula="of:=16*(SIN([.B30]))^3 + 10" office:value-type="float" office:value="6.75080303767091" calcext:value-type="float">
            <text:p>6,75080303767091</text:p>
          </table:table-cell>
          <table:table-cell table:formula="of:=13*COS([.B30]) - 5*COS(2*[.B30]) - 2*COS(3*[.B30]) - COS(4*[.B30]) + 10" office:value-type="float" office:value="-1.87132289312397" calcext:value-type="float">
            <text:p>-1,87132289312397</text:p>
          </table:table-cell>
        </table:table-row>
        <table:table-row table:style-name="ro1">
          <table:table-cell table:formula="of:=[.A30] + 2*PI() / 50" office:value-type="float" office:value="3.76991118430775" calcext:value-type="float">
            <text:p>3,76991118430775</text:p>
          </table:table-cell>
          <table:table-cell table:formula="of:=[.B30] + 2*PI()/50" office:value-type="float" office:value="3.89557489045135" calcext:value-type="float">
            <text:p>3,89557489045135</text:p>
          </table:table-cell>
          <table:table-cell table:formula="of:=[.C30]" office:value-type="float" office:value="0" calcext:value-type="float">
            <text:p>0</text:p>
          </table:table-cell>
          <table:table-cell table:formula="of:=16*(SIN([.A31]))^3" office:value-type="float" office:value="-3.24919696232909" calcext:value-type="float">
            <text:p>-3,24919696232909</text:p>
          </table:table-cell>
          <table:table-cell table:formula="of:=13*COS([.A31]) - 5*COS(2*[.A31]) - 2*COS(3*[.A31]) - COS(4*[.A31])" office:value-type="float" office:value="-11.871322893124" calcext:value-type="float">
            <text:p>-11,871322893124</text:p>
          </table:table-cell>
          <table:table-cell office:value-type="string" calcext:value-type="string">
            <text:p>;</text:p>
          </table:table-cell>
          <table:table-cell table:formula="of:=[.G30]" office:value-type="float" office:value="0" calcext:value-type="float">
            <text:p>0</text:p>
          </table:table-cell>
          <table:table-cell table:formula="of:=16*(SIN([.B31]))^3" office:value-type="float" office:value="-5.13251230004114" calcext:value-type="float">
            <text:p>-5,13251230004114</text:p>
          </table:table-cell>
          <table:table-cell table:formula="of:=13*COS([.B31]) - 5*COS(2*[.B31]) - 2*COS(3*[.B31]) - COS(4*[.B31])" office:value-type="float" office:value="-10.0732780323078" calcext:value-type="float">
            <text:p>-10,0732780323078</text:p>
          </table:table-cell>
          <table:table-cell office:value-type="string" calcext:value-type="string">
            <text:p>|</text:p>
          </table:table-cell>
          <table:table-cell table:formula="of:=[.K30]" office:value-type="float" office:value="20" calcext:value-type="float">
            <text:p>20</text:p>
          </table:table-cell>
          <table:table-cell table:formula="of:=16*(SIN([.A31]))^3 + 10" office:value-type="float" office:value="6.75080303767091" calcext:value-type="float">
            <text:p>6,75080303767091</text:p>
          </table:table-cell>
          <table:table-cell table:formula="of:=13*COS([.A31]) - 5*COS(2*[.A31]) - 2*COS(3*[.A31]) - COS(4*[.A31]) + 10" office:value-type="float" office:value="-1.87132289312397" calcext:value-type="float">
            <text:p>-1,87132289312397</text:p>
          </table:table-cell>
          <table:table-cell office:value-type="string" calcext:value-type="string">
            <text:p>;</text:p>
          </table:table-cell>
          <table:table-cell table:formula="of:=[.O30]" office:value-type="float" office:value="20" calcext:value-type="float">
            <text:p>20</text:p>
          </table:table-cell>
          <table:table-cell table:formula="of:=16*(SIN([.B31]))^3 + 10" office:value-type="float" office:value="4.86748769995886" calcext:value-type="float">
            <text:p>4,86748769995886</text:p>
          </table:table-cell>
          <table:table-cell table:formula="of:=13*COS([.B31]) - 5*COS(2*[.B31]) - 2*COS(3*[.B31]) - COS(4*[.B31]) + 10" office:value-type="float" office:value="-0.0732780323077833" calcext:value-type="float">
            <text:p>-0,0732780323077833</text:p>
          </table:table-cell>
        </table:table-row>
        <table:table-row table:style-name="ro1">
          <table:table-cell table:formula="of:=[.A31] + 2*PI() / 50" office:value-type="float" office:value="3.89557489045135" calcext:value-type="float">
            <text:p>3,89557489045135</text:p>
          </table:table-cell>
          <table:table-cell table:formula="of:=[.B31] + 2*PI()/50" office:value-type="float" office:value="4.02123859659494" calcext:value-type="float">
            <text:p>4,02123859659494</text:p>
          </table:table-cell>
          <table:table-cell table:formula="of:=[.C31]" office:value-type="float" office:value="0" calcext:value-type="float">
            <text:p>0</text:p>
          </table:table-cell>
          <table:table-cell table:formula="of:=16*(SIN([.A32]))^3" office:value-type="float" office:value="-5.13251230004114" calcext:value-type="float">
            <text:p>-5,13251230004114</text:p>
          </table:table-cell>
          <table:table-cell table:formula="of:=13*COS([.A32]) - 5*COS(2*[.A32]) - 2*COS(3*[.A32]) - COS(4*[.A32])" office:value-type="float" office:value="-10.0732780323078" calcext:value-type="float">
            <text:p>-10,0732780323078</text:p>
          </table:table-cell>
          <table:table-cell office:value-type="string" calcext:value-type="string">
            <text:p>;</text:p>
          </table:table-cell>
          <table:table-cell table:formula="of:=[.G31]" office:value-type="float" office:value="0" calcext:value-type="float">
            <text:p>0</text:p>
          </table:table-cell>
          <table:table-cell table:formula="of:=16*(SIN([.B32]))^3" office:value-type="float" office:value="-7.31914421690265" calcext:value-type="float">
            <text:p>-7,31914421690265</text:p>
          </table:table-cell>
          <table:table-cell table:formula="of:=13*COS([.B32]) - 5*COS(2*[.B32]) - 2*COS(3*[.B32]) - COS(4*[.B32])" office:value-type="float" office:value="-8.17244216800379" calcext:value-type="float">
            <text:p>-8,17244216800379</text:p>
          </table:table-cell>
          <table:table-cell office:value-type="string" calcext:value-type="string">
            <text:p>|</text:p>
          </table:table-cell>
          <table:table-cell table:formula="of:=[.K31]" office:value-type="float" office:value="20" calcext:value-type="float">
            <text:p>20</text:p>
          </table:table-cell>
          <table:table-cell table:formula="of:=16*(SIN([.A32]))^3 + 10" office:value-type="float" office:value="4.86748769995886" calcext:value-type="float">
            <text:p>4,86748769995886</text:p>
          </table:table-cell>
          <table:table-cell table:formula="of:=13*COS([.A32]) - 5*COS(2*[.A32]) - 2*COS(3*[.A32]) - COS(4*[.A32]) + 10" office:value-type="float" office:value="-0.0732780323077833" calcext:value-type="float">
            <text:p>-0,0732780323077833</text:p>
          </table:table-cell>
          <table:table-cell office:value-type="string" calcext:value-type="string">
            <text:p>;</text:p>
          </table:table-cell>
          <table:table-cell table:formula="of:=[.O31]" office:value-type="float" office:value="20" calcext:value-type="float">
            <text:p>20</text:p>
          </table:table-cell>
          <table:table-cell table:formula="of:=16*(SIN([.B32]))^3 + 10" office:value-type="float" office:value="2.68085578309736" calcext:value-type="float">
            <text:p>2,68085578309736</text:p>
          </table:table-cell>
          <table:table-cell table:formula="of:=13*COS([.B32]) - 5*COS(2*[.B32]) - 2*COS(3*[.B32]) - COS(4*[.B32]) + 10" office:value-type="float" office:value="1.82755783199621" calcext:value-type="float">
            <text:p>1,82755783199621</text:p>
          </table:table-cell>
        </table:table-row>
        <table:table-row table:style-name="ro1">
          <table:table-cell table:formula="of:=[.A32] + 2*PI() / 50" office:value-type="float" office:value="4.02123859659494" calcext:value-type="float">
            <text:p>4,02123859659494</text:p>
          </table:table-cell>
          <table:table-cell table:formula="of:=[.B32] + 2*PI()/50" office:value-type="float" office:value="4.14690230273853" calcext:value-type="float">
            <text:p>4,14690230273853</text:p>
          </table:table-cell>
          <table:table-cell table:formula="of:=[.C32]" office:value-type="float" office:value="0" calcext:value-type="float">
            <text:p>0</text:p>
          </table:table-cell>
          <table:table-cell table:formula="of:=16*(SIN([.A33]))^3" office:value-type="float" office:value="-7.31914421690265" calcext:value-type="float">
            <text:p>-7,31914421690265</text:p>
          </table:table-cell>
          <table:table-cell table:formula="of:=13*COS([.A33]) - 5*COS(2*[.A33]) - 2*COS(3*[.A33]) - COS(4*[.A33])" office:value-type="float" office:value="-8.17244216800379" calcext:value-type="float">
            <text:p>-8,17244216800379</text:p>
          </table:table-cell>
          <table:table-cell office:value-type="string" calcext:value-type="string">
            <text:p>;</text:p>
          </table:table-cell>
          <table:table-cell table:formula="of:=[.G32]" office:value-type="float" office:value="0" calcext:value-type="float">
            <text:p>0</text:p>
          </table:table-cell>
          <table:table-cell table:formula="of:=16*(SIN([.B33]))^3" office:value-type="float" office:value="-9.63060217176701" calcext:value-type="float">
            <text:p>-9,63060217176701</text:p>
          </table:table-cell>
          <table:table-cell table:formula="of:=13*COS([.B33]) - 5*COS(2*[.B33]) - 2*COS(3*[.B33]) - COS(4*[.B33])" office:value-type="float" office:value="-6.18365728978182" calcext:value-type="float">
            <text:p>-6,18365728978182</text:p>
          </table:table-cell>
          <table:table-cell office:value-type="string" calcext:value-type="string">
            <text:p>|</text:p>
          </table:table-cell>
          <table:table-cell table:formula="of:=[.K32]" office:value-type="float" office:value="20" calcext:value-type="float">
            <text:p>20</text:p>
          </table:table-cell>
          <table:table-cell table:formula="of:=16*(SIN([.A33]))^3 + 10" office:value-type="float" office:value="2.68085578309736" calcext:value-type="float">
            <text:p>2,68085578309736</text:p>
          </table:table-cell>
          <table:table-cell table:formula="of:=13*COS([.A33]) - 5*COS(2*[.A33]) - 2*COS(3*[.A33]) - COS(4*[.A33]) + 10" office:value-type="float" office:value="1.82755783199621" calcext:value-type="float">
            <text:p>1,82755783199621</text:p>
          </table:table-cell>
          <table:table-cell office:value-type="string" calcext:value-type="string">
            <text:p>;</text:p>
          </table:table-cell>
          <table:table-cell table:formula="of:=[.O32]" office:value-type="float" office:value="20" calcext:value-type="float">
            <text:p>20</text:p>
          </table:table-cell>
          <table:table-cell table:formula="of:=16*(SIN([.B33]))^3 + 10" office:value-type="float" office:value="0.369397828232994" calcext:value-type="float">
            <text:p>0,369397828232994</text:p>
          </table:table-cell>
          <table:table-cell table:formula="of:=13*COS([.B33]) - 5*COS(2*[.B33]) - 2*COS(3*[.B33]) - COS(4*[.B33]) + 10" office:value-type="float" office:value="3.81634271021818" calcext:value-type="float">
            <text:p>3,81634271021818</text:p>
          </table:table-cell>
        </table:table-row>
        <table:table-row table:style-name="ro1">
          <table:table-cell table:formula="of:=[.A33] + 2*PI() / 50" office:value-type="float" office:value="4.14690230273853" calcext:value-type="float">
            <text:p>4,14690230273853</text:p>
          </table:table-cell>
          <table:table-cell table:formula="of:=[.B33] + 2*PI()/50" office:value-type="float" office:value="4.27256600888212" calcext:value-type="float">
            <text:p>4,27256600888212</text:p>
          </table:table-cell>
          <table:table-cell table:formula="of:=[.C33]" office:value-type="float" office:value="0" calcext:value-type="float">
            <text:p>0</text:p>
          </table:table-cell>
          <table:table-cell table:formula="of:=16*(SIN([.A34]))^3" office:value-type="float" office:value="-9.63060217176701" calcext:value-type="float">
            <text:p>-9,63060217176701</text:p>
          </table:table-cell>
          <table:table-cell table:formula="of:=13*COS([.A34]) - 5*COS(2*[.A34]) - 2*COS(3*[.A34]) - COS(4*[.A34])" office:value-type="float" office:value="-6.18365728978182" calcext:value-type="float">
            <text:p>-6,18365728978182</text:p>
          </table:table-cell>
          <table:table-cell office:value-type="string" calcext:value-type="string">
            <text:p>;</text:p>
          </table:table-cell>
          <table:table-cell table:formula="of:=[.G33]" office:value-type="float" office:value="0" calcext:value-type="float">
            <text:p>0</text:p>
          </table:table-cell>
          <table:table-cell table:formula="of:=16*(SIN([.B34]))^3" office:value-type="float" office:value="-11.8526841782517" calcext:value-type="float">
            <text:p>-11,8526841782517</text:p>
          </table:table-cell>
          <table:table-cell table:formula="of:=13*COS([.B34]) - 5*COS(2*[.B34]) - 2*COS(3*[.B34]) - COS(4*[.B34])" office:value-type="float" office:value="-4.09779584927399" calcext:value-type="float">
            <text:p>-4,09779584927399</text:p>
          </table:table-cell>
          <table:table-cell office:value-type="string" calcext:value-type="string">
            <text:p>|</text:p>
          </table:table-cell>
          <table:table-cell table:formula="of:=[.K33]" office:value-type="float" office:value="20" calcext:value-type="float">
            <text:p>20</text:p>
          </table:table-cell>
          <table:table-cell table:formula="of:=16*(SIN([.A34]))^3 + 10" office:value-type="float" office:value="0.369397828232994" calcext:value-type="float">
            <text:p>0,369397828232994</text:p>
          </table:table-cell>
          <table:table-cell table:formula="of:=13*COS([.A34]) - 5*COS(2*[.A34]) - 2*COS(3*[.A34]) - COS(4*[.A34]) + 10" office:value-type="float" office:value="3.81634271021818" calcext:value-type="float">
            <text:p>3,81634271021818</text:p>
          </table:table-cell>
          <table:table-cell office:value-type="string" calcext:value-type="string">
            <text:p>;</text:p>
          </table:table-cell>
          <table:table-cell table:formula="of:=[.O33]" office:value-type="float" office:value="20" calcext:value-type="float">
            <text:p>20</text:p>
          </table:table-cell>
          <table:table-cell table:formula="of:=16*(SIN([.B34]))^3 + 10" office:value-type="float" office:value="-1.85268417825169" calcext:value-type="float">
            <text:p>-1,85268417825169</text:p>
          </table:table-cell>
          <table:table-cell table:formula="of:=13*COS([.B34]) - 5*COS(2*[.B34]) - 2*COS(3*[.B34]) - COS(4*[.B34]) + 10" office:value-type="float" office:value="5.90220415072601" calcext:value-type="float">
            <text:p>5,90220415072601</text:p>
          </table:table-cell>
        </table:table-row>
        <table:table-row table:style-name="ro1">
          <table:table-cell table:formula="of:=[.A34] + 2*PI() / 50" office:value-type="float" office:value="4.27256600888212" calcext:value-type="float">
            <text:p>4,27256600888212</text:p>
          </table:table-cell>
          <table:table-cell table:formula="of:=[.B34] + 2*PI()/50" office:value-type="float" office:value="4.39822971502571" calcext:value-type="float">
            <text:p>4,39822971502571</text:p>
          </table:table-cell>
          <table:table-cell table:formula="of:=[.C34]" office:value-type="float" office:value="0" calcext:value-type="float">
            <text:p>0</text:p>
          </table:table-cell>
          <table:table-cell table:formula="of:=16*(SIN([.A35]))^3" office:value-type="float" office:value="-11.8526841782517" calcext:value-type="float">
            <text:p>-11,8526841782517</text:p>
          </table:table-cell>
          <table:table-cell table:formula="of:=13*COS([.A35]) - 5*COS(2*[.A35]) - 2*COS(3*[.A35]) - COS(4*[.A35])" office:value-type="float" office:value="-4.09779584927399" calcext:value-type="float">
            <text:p>-4,09779584927399</text:p>
          </table:table-cell>
          <table:table-cell office:value-type="string" calcext:value-type="string">
            <text:p>;</text:p>
          </table:table-cell>
          <table:table-cell table:formula="of:=[.G34]" office:value-type="float" office:value="0" calcext:value-type="float">
            <text:p>0</text:p>
          </table:table-cell>
          <table:table-cell table:formula="of:=16*(SIN([.B35]))^3" office:value-type="float" office:value="-13.7638192047118" calcext:value-type="float">
            <text:p>-13,7638192047118</text:p>
          </table:table-cell>
          <table:table-cell table:formula="of:=13*COS([.B35]) - 5*COS(2*[.B35]) - 2*COS(3*[.B35]) - COS(4*[.B35])" office:value-type="float" office:value="-1.89918693812438" calcext:value-type="float">
            <text:p>-1,89918693812438</text:p>
          </table:table-cell>
          <table:table-cell office:value-type="string" calcext:value-type="string">
            <text:p>|</text:p>
          </table:table-cell>
          <table:table-cell table:formula="of:=[.K34]" office:value-type="float" office:value="20" calcext:value-type="float">
            <text:p>20</text:p>
          </table:table-cell>
          <table:table-cell table:formula="of:=16*(SIN([.A35]))^3 + 10" office:value-type="float" office:value="-1.85268417825169" calcext:value-type="float">
            <text:p>-1,85268417825169</text:p>
          </table:table-cell>
          <table:table-cell table:formula="of:=13*COS([.A35]) - 5*COS(2*[.A35]) - 2*COS(3*[.A35]) - COS(4*[.A35]) + 10" office:value-type="float" office:value="5.90220415072601" calcext:value-type="float">
            <text:p>5,90220415072601</text:p>
          </table:table-cell>
          <table:table-cell office:value-type="string" calcext:value-type="string">
            <text:p>;</text:p>
          </table:table-cell>
          <table:table-cell table:formula="of:=[.O34]" office:value-type="float" office:value="20" calcext:value-type="float">
            <text:p>20</text:p>
          </table:table-cell>
          <table:table-cell table:formula="of:=16*(SIN([.B35]))^3 + 10" office:value-type="float" office:value="-3.76381920471177" calcext:value-type="float">
            <text:p>-3,76381920471177</text:p>
          </table:table-cell>
          <table:table-cell table:formula="of:=13*COS([.B35]) - 5*COS(2*[.B35]) - 2*COS(3*[.B35]) - COS(4*[.B35]) + 10" office:value-type="float" office:value="8.10081306187562" calcext:value-type="float">
            <text:p>8,10081306187562</text:p>
          </table:table-cell>
        </table:table-row>
        <table:table-row table:style-name="ro1">
          <table:table-cell table:formula="of:=[.A35] + 2*PI() / 50" office:value-type="float" office:value="4.39822971502571" calcext:value-type="float">
            <text:p>4,39822971502571</text:p>
          </table:table-cell>
          <table:table-cell table:formula="of:=[.B35] + 2*PI()/50" office:value-type="float" office:value="4.52389342116931" calcext:value-type="float">
            <text:p>4,52389342116931</text:p>
          </table:table-cell>
          <table:table-cell table:formula="of:=[.C35]" office:value-type="float" office:value="0" calcext:value-type="float">
            <text:p>0</text:p>
          </table:table-cell>
          <table:table-cell table:formula="of:=16*(SIN([.A36]))^3" office:value-type="float" office:value="-13.7638192047118" calcext:value-type="float">
            <text:p>-13,7638192047118</text:p>
          </table:table-cell>
          <table:table-cell table:formula="of:=13*COS([.A36]) - 5*COS(2*[.A36]) - 2*COS(3*[.A36]) - COS(4*[.A36])" office:value-type="float" office:value="-1.89918693812438" calcext:value-type="float">
            <text:p>-1,89918693812438</text:p>
          </table:table-cell>
          <table:table-cell office:value-type="string" calcext:value-type="string">
            <text:p>;</text:p>
          </table:table-cell>
          <table:table-cell table:formula="of:=[.G35]" office:value-type="float" office:value="0" calcext:value-type="float">
            <text:p>0</text:p>
          </table:table-cell>
          <table:table-cell table:formula="of:=16*(SIN([.B36]))^3" office:value-type="float" office:value="-15.1647587107523" calcext:value-type="float">
            <text:p>-15,1647587107523</text:p>
          </table:table-cell>
          <table:table-cell table:formula="of:=13*COS([.B36]) - 5*COS(2*[.B36]) - 2*COS(3*[.B36]) - COS(4*[.B36])" office:value-type="float" office:value="0.412303122447482" calcext:value-type="float">
            <text:p>0,412303122447482</text:p>
          </table:table-cell>
          <table:table-cell office:value-type="string" calcext:value-type="string">
            <text:p>|</text:p>
          </table:table-cell>
          <table:table-cell table:formula="of:=[.K35]" office:value-type="float" office:value="20" calcext:value-type="float">
            <text:p>20</text:p>
          </table:table-cell>
          <table:table-cell table:formula="of:=16*(SIN([.A36]))^3 + 10" office:value-type="float" office:value="-3.76381920471177" calcext:value-type="float">
            <text:p>-3,76381920471177</text:p>
          </table:table-cell>
          <table:table-cell table:formula="of:=13*COS([.A36]) - 5*COS(2*[.A36]) - 2*COS(3*[.A36]) - COS(4*[.A36]) + 10" office:value-type="float" office:value="8.10081306187562" calcext:value-type="float">
            <text:p>8,10081306187562</text:p>
          </table:table-cell>
          <table:table-cell office:value-type="string" calcext:value-type="string">
            <text:p>;</text:p>
          </table:table-cell>
          <table:table-cell table:formula="of:=[.O35]" office:value-type="float" office:value="20" calcext:value-type="float">
            <text:p>20</text:p>
          </table:table-cell>
          <table:table-cell table:formula="of:=16*(SIN([.B36]))^3 + 10" office:value-type="float" office:value="-5.16475871075235" calcext:value-type="float">
            <text:p>-5,16475871075235</text:p>
          </table:table-cell>
          <table:table-cell table:formula="of:=13*COS([.B36]) - 5*COS(2*[.B36]) - 2*COS(3*[.B36]) - COS(4*[.B36]) + 10" office:value-type="float" office:value="10.4123031224475" calcext:value-type="float">
            <text:p>10,4123031224475</text:p>
          </table:table-cell>
        </table:table-row>
        <table:table-row table:style-name="ro1">
          <table:table-cell table:formula="of:=[.A36] + 2*PI() / 50" office:value-type="float" office:value="4.52389342116931" calcext:value-type="float">
            <text:p>4,52389342116931</text:p>
          </table:table-cell>
          <table:table-cell table:formula="of:=[.B36] + 2*PI()/50" office:value-type="float" office:value="4.6495571273129" calcext:value-type="float">
            <text:p>4,6495571273129</text:p>
          </table:table-cell>
          <table:table-cell table:formula="of:=[.C36]" office:value-type="float" office:value="0" calcext:value-type="float">
            <text:p>0</text:p>
          </table:table-cell>
          <table:table-cell table:formula="of:=16*(SIN([.A37]))^3" office:value-type="float" office:value="-15.1647587107523" calcext:value-type="float">
            <text:p>-15,1647587107523</text:p>
          </table:table-cell>
          <table:table-cell table:formula="of:=13*COS([.A37]) - 5*COS(2*[.A37]) - 2*COS(3*[.A37]) - COS(4*[.A37])" office:value-type="float" office:value="0.412303122447482" calcext:value-type="float">
            <text:p>0,412303122447482</text:p>
          </table:table-cell>
          <table:table-cell office:value-type="string" calcext:value-type="string">
            <text:p>;</text:p>
          </table:table-cell>
          <table:table-cell table:formula="of:=[.G36]" office:value-type="float" office:value="0" calcext:value-type="float">
            <text:p>0</text:p>
          </table:table-cell>
          <table:table-cell table:formula="of:=16*(SIN([.B37]))^3" office:value-type="float" office:value="-15.905469744054" calcext:value-type="float">
            <text:p>-15,905469744054</text:p>
          </table:table-cell>
          <table:table-cell table:formula="of:=13*COS([.B37]) - 5*COS(2*[.B37]) - 2*COS(3*[.B37]) - COS(4*[.B37])" office:value-type="float" office:value="2.80095096239129" calcext:value-type="float">
            <text:p>2,80095096239129</text:p>
          </table:table-cell>
          <table:table-cell office:value-type="string" calcext:value-type="string">
            <text:p>|</text:p>
          </table:table-cell>
          <table:table-cell table:formula="of:=[.K36]" office:value-type="float" office:value="20" calcext:value-type="float">
            <text:p>20</text:p>
          </table:table-cell>
          <table:table-cell table:formula="of:=16*(SIN([.A37]))^3 + 10" office:value-type="float" office:value="-5.16475871075235" calcext:value-type="float">
            <text:p>-5,16475871075235</text:p>
          </table:table-cell>
          <table:table-cell table:formula="of:=13*COS([.A37]) - 5*COS(2*[.A37]) - 2*COS(3*[.A37]) - COS(4*[.A37]) + 10" office:value-type="float" office:value="10.4123031224475" calcext:value-type="float">
            <text:p>10,4123031224475</text:p>
          </table:table-cell>
          <table:table-cell office:value-type="string" calcext:value-type="string">
            <text:p>;</text:p>
          </table:table-cell>
          <table:table-cell table:formula="of:=[.O36]" office:value-type="float" office:value="20" calcext:value-type="float">
            <text:p>20</text:p>
          </table:table-cell>
          <table:table-cell table:formula="of:=16*(SIN([.B37]))^3 + 10" office:value-type="float" office:value="-5.90546974405402" calcext:value-type="float">
            <text:p>-5,90546974405402</text:p>
          </table:table-cell>
          <table:table-cell table:formula="of:=13*COS([.B37]) - 5*COS(2*[.B37]) - 2*COS(3*[.B37]) - COS(4*[.B37]) + 10" office:value-type="float" office:value="12.8009509623913" calcext:value-type="float">
            <text:p>12,8009509623913</text:p>
          </table:table-cell>
        </table:table-row>
        <table:table-row table:style-name="ro1">
          <table:table-cell table:formula="of:=[.A37] + 2*PI() / 50" office:value-type="float" office:value="4.6495571273129" calcext:value-type="float">
            <text:p>4,6495571273129</text:p>
          </table:table-cell>
          <table:table-cell table:formula="of:=[.B37] + 2*PI()/50" office:value-type="float" office:value="4.77522083345649" calcext:value-type="float">
            <text:p>4,77522083345649</text:p>
          </table:table-cell>
          <table:table-cell table:formula="of:=[.C37]" office:value-type="float" office:value="0" calcext:value-type="float">
            <text:p>0</text:p>
          </table:table-cell>
          <table:table-cell table:formula="of:=16*(SIN([.A38]))^3" office:value-type="float" office:value="-15.905469744054" calcext:value-type="float">
            <text:p>-15,905469744054</text:p>
          </table:table-cell>
          <table:table-cell table:formula="of:=13*COS([.A38]) - 5*COS(2*[.A38]) - 2*COS(3*[.A38]) - COS(4*[.A38])" office:value-type="float" office:value="2.80095096239129" calcext:value-type="float">
            <text:p>2,80095096239129</text:p>
          </table:table-cell>
          <table:table-cell office:value-type="string" calcext:value-type="string">
            <text:p>;</text:p>
          </table:table-cell>
          <table:table-cell table:formula="of:=[.G37]" office:value-type="float" office:value="0" calcext:value-type="float">
            <text:p>0</text:p>
          </table:table-cell>
          <table:table-cell table:formula="of:=16*(SIN([.B38]))^3" office:value-type="float" office:value="-15.905469744054" calcext:value-type="float">
            <text:p>-15,905469744054</text:p>
          </table:table-cell>
          <table:table-cell table:formula="of:=13*COS([.B38]) - 5*COS(2*[.B38]) - 2*COS(3*[.B38]) - COS(4*[.B38])" office:value-type="float" office:value="5.18302972849634" calcext:value-type="float">
            <text:p>5,18302972849634</text:p>
          </table:table-cell>
          <table:table-cell office:value-type="string" calcext:value-type="string">
            <text:p>|</text:p>
          </table:table-cell>
          <table:table-cell table:formula="of:=[.K37]" office:value-type="float" office:value="20" calcext:value-type="float">
            <text:p>20</text:p>
          </table:table-cell>
          <table:table-cell table:formula="of:=16*(SIN([.A38]))^3 + 10" office:value-type="float" office:value="-5.90546974405402" calcext:value-type="float">
            <text:p>-5,90546974405402</text:p>
          </table:table-cell>
          <table:table-cell table:formula="of:=13*COS([.A38]) - 5*COS(2*[.A38]) - 2*COS(3*[.A38]) - COS(4*[.A38]) + 10" office:value-type="float" office:value="12.8009509623913" calcext:value-type="float">
            <text:p>12,8009509623913</text:p>
          </table:table-cell>
          <table:table-cell office:value-type="string" calcext:value-type="string">
            <text:p>;</text:p>
          </table:table-cell>
          <table:table-cell table:formula="of:=[.O37]" office:value-type="float" office:value="20" calcext:value-type="float">
            <text:p>20</text:p>
          </table:table-cell>
          <table:table-cell table:formula="of:=16*(SIN([.B38]))^3 + 10" office:value-type="float" office:value="-5.905469744054" calcext:value-type="float">
            <text:p>-5,905469744054</text:p>
          </table:table-cell>
          <table:table-cell table:formula="of:=13*COS([.B38]) - 5*COS(2*[.B38]) - 2*COS(3*[.B38]) - COS(4*[.B38]) + 10" office:value-type="float" office:value="15.1830297284963" calcext:value-type="float">
            <text:p>15,1830297284963</text:p>
          </table:table-cell>
        </table:table-row>
        <table:table-row table:style-name="ro1">
          <table:table-cell table:formula="of:=[.A38] + 2*PI() / 50" office:value-type="float" office:value="4.77522083345649" calcext:value-type="float">
            <text:p>4,77522083345649</text:p>
          </table:table-cell>
          <table:table-cell table:formula="of:=[.B38] + 2*PI()/50" office:value-type="float" office:value="4.90088453960008" calcext:value-type="float">
            <text:p>4,90088453960008</text:p>
          </table:table-cell>
          <table:table-cell table:formula="of:=[.C38]" office:value-type="float" office:value="0" calcext:value-type="float">
            <text:p>0</text:p>
          </table:table-cell>
          <table:table-cell table:formula="of:=16*(SIN([.A39]))^3" office:value-type="float" office:value="-15.905469744054" calcext:value-type="float">
            <text:p>-15,905469744054</text:p>
          </table:table-cell>
          <table:table-cell table:formula="of:=13*COS([.A39]) - 5*COS(2*[.A39]) - 2*COS(3*[.A39]) - COS(4*[.A39])" office:value-type="float" office:value="5.18302972849634" calcext:value-type="float">
            <text:p>5,18302972849634</text:p>
          </table:table-cell>
          <table:table-cell office:value-type="string" calcext:value-type="string">
            <text:p>;</text:p>
          </table:table-cell>
          <table:table-cell table:formula="of:=[.G38]" office:value-type="float" office:value="0" calcext:value-type="float">
            <text:p>0</text:p>
          </table:table-cell>
          <table:table-cell table:formula="of:=16*(SIN([.B39]))^3" office:value-type="float" office:value="-15.1647587107523" calcext:value-type="float">
            <text:p>-15,1647587107523</text:p>
          </table:table-cell>
          <table:table-cell table:formula="of:=13*COS([.B39]) - 5*COS(2*[.B39]) - 2*COS(3*[.B39]) - COS(4*[.B39])" office:value-type="float" office:value="7.42752448159231" calcext:value-type="float">
            <text:p>7,42752448159231</text:p>
          </table:table-cell>
          <table:table-cell office:value-type="string" calcext:value-type="string">
            <text:p>|</text:p>
          </table:table-cell>
          <table:table-cell table:formula="of:=[.K38]" office:value-type="float" office:value="20" calcext:value-type="float">
            <text:p>20</text:p>
          </table:table-cell>
          <table:table-cell table:formula="of:=16*(SIN([.A39]))^3 + 10" office:value-type="float" office:value="-5.905469744054" calcext:value-type="float">
            <text:p>-5,905469744054</text:p>
          </table:table-cell>
          <table:table-cell table:formula="of:=13*COS([.A39]) - 5*COS(2*[.A39]) - 2*COS(3*[.A39]) - COS(4*[.A39]) + 10" office:value-type="float" office:value="15.1830297284963" calcext:value-type="float">
            <text:p>15,1830297284963</text:p>
          </table:table-cell>
          <table:table-cell office:value-type="string" calcext:value-type="string">
            <text:p>;</text:p>
          </table:table-cell>
          <table:table-cell table:formula="of:=[.O38]" office:value-type="float" office:value="20" calcext:value-type="float">
            <text:p>20</text:p>
          </table:table-cell>
          <table:table-cell table:formula="of:=16*(SIN([.B39]))^3 + 10" office:value-type="float" office:value="-5.1647587107523" calcext:value-type="float">
            <text:p>-5,1647587107523</text:p>
          </table:table-cell>
          <table:table-cell table:formula="of:=13*COS([.B39]) - 5*COS(2*[.B39]) - 2*COS(3*[.B39]) - COS(4*[.B39]) + 10" office:value-type="float" office:value="17.4275244815923" calcext:value-type="float">
            <text:p>17,4275244815923</text:p>
          </table:table-cell>
        </table:table-row>
        <table:table-row table:style-name="ro1">
          <table:table-cell table:formula="of:=[.A39] + 2*PI() / 50" office:value-type="float" office:value="4.90088453960008" calcext:value-type="float">
            <text:p>4,90088453960008</text:p>
          </table:table-cell>
          <table:table-cell table:formula="of:=[.B39] + 2*PI()/50" office:value-type="float" office:value="5.02654824574367" calcext:value-type="float">
            <text:p>5,02654824574367</text:p>
          </table:table-cell>
          <table:table-cell table:formula="of:=[.C39]" office:value-type="float" office:value="0" calcext:value-type="float">
            <text:p>0</text:p>
          </table:table-cell>
          <table:table-cell table:formula="of:=16*(SIN([.A40]))^3" office:value-type="float" office:value="-15.1647587107523" calcext:value-type="float">
            <text:p>-15,1647587107523</text:p>
          </table:table-cell>
          <table:table-cell table:formula="of:=13*COS([.A40]) - 5*COS(2*[.A40]) - 2*COS(3*[.A40]) - COS(4*[.A40])" office:value-type="float" office:value="7.42752448159231" calcext:value-type="float">
            <text:p>7,42752448159231</text:p>
          </table:table-cell>
          <table:table-cell office:value-type="string" calcext:value-type="string">
            <text:p>;</text:p>
          </table:table-cell>
          <table:table-cell table:formula="of:=[.G39]" office:value-type="float" office:value="0" calcext:value-type="float">
            <text:p>0</text:p>
          </table:table-cell>
          <table:table-cell table:formula="of:=16*(SIN([.B40]))^3" office:value-type="float" office:value="-13.7638192047117" calcext:value-type="float">
            <text:p>-13,7638192047117</text:p>
          </table:table-cell>
          <table:table-cell table:formula="of:=13*COS([.B40]) - 5*COS(2*[.B40]) - 2*COS(3*[.B40]) - COS(4*[.B40])" office:value-type="float" office:value="9.37132289312405" calcext:value-type="float">
            <text:p>9,37132289312405</text:p>
          </table:table-cell>
          <table:table-cell office:value-type="string" calcext:value-type="string">
            <text:p>|</text:p>
          </table:table-cell>
          <table:table-cell table:formula="of:=[.K39]" office:value-type="float" office:value="20" calcext:value-type="float">
            <text:p>20</text:p>
          </table:table-cell>
          <table:table-cell table:formula="of:=16*(SIN([.A40]))^3 + 10" office:value-type="float" office:value="-5.1647587107523" calcext:value-type="float">
            <text:p>-5,1647587107523</text:p>
          </table:table-cell>
          <table:table-cell table:formula="of:=13*COS([.A40]) - 5*COS(2*[.A40]) - 2*COS(3*[.A40]) - COS(4*[.A40]) + 10" office:value-type="float" office:value="17.4275244815923" calcext:value-type="float">
            <text:p>17,4275244815923</text:p>
          </table:table-cell>
          <table:table-cell office:value-type="string" calcext:value-type="string">
            <text:p>;</text:p>
          </table:table-cell>
          <table:table-cell table:formula="of:=[.O39]" office:value-type="float" office:value="20" calcext:value-type="float">
            <text:p>20</text:p>
          </table:table-cell>
          <table:table-cell table:formula="of:=16*(SIN([.B40]))^3 + 10" office:value-type="float" office:value="-3.76381920471169" calcext:value-type="float">
            <text:p>-3,76381920471169</text:p>
          </table:table-cell>
          <table:table-cell table:formula="of:=13*COS([.B40]) - 5*COS(2*[.B40]) - 2*COS(3*[.B40]) - COS(4*[.B40]) + 10" office:value-type="float" office:value="19.371322893124" calcext:value-type="float">
            <text:p>19,371322893124</text:p>
          </table:table-cell>
        </table:table-row>
        <table:table-row table:style-name="ro1">
          <table:table-cell table:formula="of:=[.A40] + 2*PI() / 50" office:value-type="float" office:value="5.02654824574367" calcext:value-type="float">
            <text:p>5,02654824574367</text:p>
          </table:table-cell>
          <table:table-cell table:formula="of:=[.B40] + 2*PI()/50" office:value-type="float" office:value="5.15221195188726" calcext:value-type="float">
            <text:p>5,15221195188726</text:p>
          </table:table-cell>
          <table:table-cell table:formula="of:=[.C40]" office:value-type="float" office:value="0" calcext:value-type="float">
            <text:p>0</text:p>
          </table:table-cell>
          <table:table-cell table:formula="of:=16*(SIN([.A41]))^3" office:value-type="float" office:value="-13.7638192047117" calcext:value-type="float">
            <text:p>-13,7638192047117</text:p>
          </table:table-cell>
          <table:table-cell table:formula="of:=13*COS([.A41]) - 5*COS(2*[.A41]) - 2*COS(3*[.A41]) - COS(4*[.A41])" office:value-type="float" office:value="9.37132289312405" calcext:value-type="float">
            <text:p>9,37132289312405</text:p>
          </table:table-cell>
          <table:table-cell office:value-type="string" calcext:value-type="string">
            <text:p>;</text:p>
          </table:table-cell>
          <table:table-cell table:formula="of:=[.G40]" office:value-type="float" office:value="0" calcext:value-type="float">
            <text:p>0</text:p>
          </table:table-cell>
          <table:table-cell table:formula="of:=16*(SIN([.B41]))^3" office:value-type="float" office:value="-11.8526841782516" calcext:value-type="float">
            <text:p>-11,8526841782516</text:p>
          </table:table-cell>
          <table:table-cell table:formula="of:=13*COS([.B41]) - 5*COS(2*[.B41]) - 2*COS(3*[.B41]) - COS(4*[.B41])" office:value-type="float" office:value="10.8467983759324" calcext:value-type="float">
            <text:p>10,8467983759324</text:p>
          </table:table-cell>
          <table:table-cell office:value-type="string" calcext:value-type="string">
            <text:p>|</text:p>
          </table:table-cell>
          <table:table-cell table:formula="of:=[.K40]" office:value-type="float" office:value="20" calcext:value-type="float">
            <text:p>20</text:p>
          </table:table-cell>
          <table:table-cell table:formula="of:=16*(SIN([.A41]))^3 + 10" office:value-type="float" office:value="-3.76381920471169" calcext:value-type="float">
            <text:p>-3,76381920471169</text:p>
          </table:table-cell>
          <table:table-cell table:formula="of:=13*COS([.A41]) - 5*COS(2*[.A41]) - 2*COS(3*[.A41]) - COS(4*[.A41]) + 10" office:value-type="float" office:value="19.371322893124" calcext:value-type="float">
            <text:p>19,371322893124</text:p>
          </table:table-cell>
          <table:table-cell office:value-type="string" calcext:value-type="string">
            <text:p>;</text:p>
          </table:table-cell>
          <table:table-cell table:formula="of:=[.O40]" office:value-type="float" office:value="20" calcext:value-type="float">
            <text:p>20</text:p>
          </table:table-cell>
          <table:table-cell table:formula="of:=16*(SIN([.B41]))^3 + 10" office:value-type="float" office:value="-1.85268417825159" calcext:value-type="float">
            <text:p>-1,85268417825159</text:p>
          </table:table-cell>
          <table:table-cell table:formula="of:=13*COS([.B41]) - 5*COS(2*[.B41]) - 2*COS(3*[.B41]) - COS(4*[.B41]) + 10" office:value-type="float" office:value="20.8467983759324" calcext:value-type="float">
            <text:p>20,8467983759324</text:p>
          </table:table-cell>
        </table:table-row>
        <table:table-row table:style-name="ro1">
          <table:table-cell table:formula="of:=[.A41] + 2*PI() / 50" office:value-type="float" office:value="5.15221195188726" calcext:value-type="float">
            <text:p>5,15221195188726</text:p>
          </table:table-cell>
          <table:table-cell table:formula="of:=[.B41] + 2*PI()/50" office:value-type="float" office:value="5.27787565803086" calcext:value-type="float">
            <text:p>5,27787565803086</text:p>
          </table:table-cell>
          <table:table-cell table:formula="of:=[.C41]" office:value-type="float" office:value="0" calcext:value-type="float">
            <text:p>0</text:p>
          </table:table-cell>
          <table:table-cell table:formula="of:=16*(SIN([.A42]))^3" office:value-type="float" office:value="-11.8526841782516" calcext:value-type="float">
            <text:p>-11,8526841782516</text:p>
          </table:table-cell>
          <table:table-cell table:formula="of:=13*COS([.A42]) - 5*COS(2*[.A42]) - 2*COS(3*[.A42]) - COS(4*[.A42])" office:value-type="float" office:value="10.8467983759324" calcext:value-type="float">
            <text:p>10,8467983759324</text:p>
          </table:table-cell>
          <table:table-cell office:value-type="string" calcext:value-type="string">
            <text:p>;</text:p>
          </table:table-cell>
          <table:table-cell table:formula="of:=[.G41]" office:value-type="float" office:value="0" calcext:value-type="float">
            <text:p>0</text:p>
          </table:table-cell>
          <table:table-cell table:formula="of:=16*(SIN([.B42]))^3" office:value-type="float" office:value="-9.6306021717669" calcext:value-type="float">
            <text:p>-9,6306021717669</text:p>
          </table:table-cell>
          <table:table-cell table:formula="of:=13*COS([.B42]) - 5*COS(2*[.B42]) - 2*COS(3*[.B42]) - COS(4*[.B42])" office:value-type="float" office:value="11.71629818493" calcext:value-type="float">
            <text:p>11,71629818493</text:p>
          </table:table-cell>
          <table:table-cell office:value-type="string" calcext:value-type="string">
            <text:p>|</text:p>
          </table:table-cell>
          <table:table-cell table:formula="of:=[.K41]" office:value-type="float" office:value="20" calcext:value-type="float">
            <text:p>20</text:p>
          </table:table-cell>
          <table:table-cell table:formula="of:=16*(SIN([.A42]))^3 + 10" office:value-type="float" office:value="-1.85268417825159" calcext:value-type="float">
            <text:p>-1,85268417825159</text:p>
          </table:table-cell>
          <table:table-cell table:formula="of:=13*COS([.A42]) - 5*COS(2*[.A42]) - 2*COS(3*[.A42]) - COS(4*[.A42]) + 10" office:value-type="float" office:value="20.8467983759324" calcext:value-type="float">
            <text:p>20,8467983759324</text:p>
          </table:table-cell>
          <table:table-cell office:value-type="string" calcext:value-type="string">
            <text:p>;</text:p>
          </table:table-cell>
          <table:table-cell table:formula="of:=[.O41]" office:value-type="float" office:value="20" calcext:value-type="float">
            <text:p>20</text:p>
          </table:table-cell>
          <table:table-cell table:formula="of:=16*(SIN([.B42]))^3 + 10" office:value-type="float" office:value="0.369397828233105" calcext:value-type="float">
            <text:p>0,369397828233105</text:p>
          </table:table-cell>
          <table:table-cell table:formula="of:=13*COS([.B42]) - 5*COS(2*[.B42]) - 2*COS(3*[.B42]) - COS(4*[.B42]) + 10" office:value-type="float" office:value="21.71629818493" calcext:value-type="float">
            <text:p>21,71629818493</text:p>
          </table:table-cell>
        </table:table-row>
        <table:table-row table:style-name="ro1">
          <table:table-cell table:formula="of:=[.A42] + 2*PI() / 50" office:value-type="float" office:value="5.27787565803086" calcext:value-type="float">
            <text:p>5,27787565803086</text:p>
          </table:table-cell>
          <table:table-cell table:formula="of:=[.B42] + 2*PI()/50" office:value-type="float" office:value="5.40353936417445" calcext:value-type="float">
            <text:p>5,40353936417445</text:p>
          </table:table-cell>
          <table:table-cell table:formula="of:=[.C42]" office:value-type="float" office:value="0" calcext:value-type="float">
            <text:p>0</text:p>
          </table:table-cell>
          <table:table-cell table:formula="of:=16*(SIN([.A43]))^3" office:value-type="float" office:value="-9.6306021717669" calcext:value-type="float">
            <text:p>-9,6306021717669</text:p>
          </table:table-cell>
          <table:table-cell table:formula="of:=13*COS([.A43]) - 5*COS(2*[.A43]) - 2*COS(3*[.A43]) - COS(4*[.A43])" office:value-type="float" office:value="11.71629818493" calcext:value-type="float">
            <text:p>11,71629818493</text:p>
          </table:table-cell>
          <table:table-cell office:value-type="string" calcext:value-type="string">
            <text:p>;</text:p>
          </table:table-cell>
          <table:table-cell table:formula="of:=[.G42]" office:value-type="float" office:value="0" calcext:value-type="float">
            <text:p>0</text:p>
          </table:table-cell>
          <table:table-cell table:formula="of:=16*(SIN([.B43]))^3" office:value-type="float" office:value="-7.31914421690254" calcext:value-type="float">
            <text:p>-7,31914421690254</text:p>
          </table:table-cell>
          <table:table-cell table:formula="of:=13*COS([.B43]) - 5*COS(2*[.B43]) - 2*COS(3*[.B43]) - COS(4*[.B43])" office:value-type="float" office:value="11.9058082856376" calcext:value-type="float">
            <text:p>11,9058082856376</text:p>
          </table:table-cell>
          <table:table-cell office:value-type="string" calcext:value-type="string">
            <text:p>|</text:p>
          </table:table-cell>
          <table:table-cell table:formula="of:=[.K42]" office:value-type="float" office:value="20" calcext:value-type="float">
            <text:p>20</text:p>
          </table:table-cell>
          <table:table-cell table:formula="of:=16*(SIN([.A43]))^3 + 10" office:value-type="float" office:value="0.369397828233105" calcext:value-type="float">
            <text:p>0,369397828233105</text:p>
          </table:table-cell>
          <table:table-cell table:formula="of:=13*COS([.A43]) - 5*COS(2*[.A43]) - 2*COS(3*[.A43]) - COS(4*[.A43]) + 10" office:value-type="float" office:value="21.71629818493" calcext:value-type="float">
            <text:p>21,71629818493</text:p>
          </table:table-cell>
          <table:table-cell office:value-type="string" calcext:value-type="string">
            <text:p>;</text:p>
          </table:table-cell>
          <table:table-cell table:formula="of:=[.O42]" office:value-type="float" office:value="20" calcext:value-type="float">
            <text:p>20</text:p>
          </table:table-cell>
          <table:table-cell table:formula="of:=16*(SIN([.B43]))^3 + 10" office:value-type="float" office:value="2.68085578309746" calcext:value-type="float">
            <text:p>2,68085578309746</text:p>
          </table:table-cell>
          <table:table-cell table:formula="of:=13*COS([.B43]) - 5*COS(2*[.B43]) - 2*COS(3*[.B43]) - COS(4*[.B43]) + 10" office:value-type="float" office:value="21.9058082856376" calcext:value-type="float">
            <text:p>21,9058082856376</text:p>
          </table:table-cell>
        </table:table-row>
        <table:table-row table:style-name="ro1">
          <table:table-cell table:formula="of:=[.A43] + 2*PI() / 50" office:value-type="float" office:value="5.40353936417445" calcext:value-type="float">
            <text:p>5,40353936417445</text:p>
          </table:table-cell>
          <table:table-cell table:formula="of:=[.B43] + 2*PI()/50" office:value-type="float" office:value="5.52920307031804" calcext:value-type="float">
            <text:p>5,52920307031804</text:p>
          </table:table-cell>
          <table:table-cell table:formula="of:=[.C43]" office:value-type="float" office:value="0" calcext:value-type="float">
            <text:p>0</text:p>
          </table:table-cell>
          <table:table-cell table:formula="of:=16*(SIN([.A44]))^3" office:value-type="float" office:value="-7.31914421690254" calcext:value-type="float">
            <text:p>-7,31914421690254</text:p>
          </table:table-cell>
          <table:table-cell table:formula="of:=13*COS([.A44]) - 5*COS(2*[.A44]) - 2*COS(3*[.A44]) - COS(4*[.A44])" office:value-type="float" office:value="11.9058082856376" calcext:value-type="float">
            <text:p>11,9058082856376</text:p>
          </table:table-cell>
          <table:table-cell office:value-type="string" calcext:value-type="string">
            <text:p>;</text:p>
          </table:table-cell>
          <table:table-cell table:formula="of:=[.G43]" office:value-type="float" office:value="0" calcext:value-type="float">
            <text:p>0</text:p>
          </table:table-cell>
          <table:table-cell table:formula="of:=16*(SIN([.B44]))^3" office:value-type="float" office:value="-5.13251230004104" calcext:value-type="float">
            <text:p>-5,13251230004104</text:p>
          </table:table-cell>
          <table:table-cell table:formula="of:=13*COS([.B44]) - 5*COS(2*[.B44]) - 2*COS(3*[.B44]) - COS(4*[.B44])" office:value-type="float" office:value="11.4296022396436" calcext:value-type="float">
            <text:p>11,4296022396436</text:p>
          </table:table-cell>
          <table:table-cell office:value-type="string" calcext:value-type="string">
            <text:p>|</text:p>
          </table:table-cell>
          <table:table-cell table:formula="of:=[.K43]" office:value-type="float" office:value="20" calcext:value-type="float">
            <text:p>20</text:p>
          </table:table-cell>
          <table:table-cell table:formula="of:=16*(SIN([.A44]))^3 + 10" office:value-type="float" office:value="2.68085578309746" calcext:value-type="float">
            <text:p>2,68085578309746</text:p>
          </table:table-cell>
          <table:table-cell table:formula="of:=13*COS([.A44]) - 5*COS(2*[.A44]) - 2*COS(3*[.A44]) - COS(4*[.A44]) + 10" office:value-type="float" office:value="21.9058082856376" calcext:value-type="float">
            <text:p>21,9058082856376</text:p>
          </table:table-cell>
          <table:table-cell office:value-type="string" calcext:value-type="string">
            <text:p>;</text:p>
          </table:table-cell>
          <table:table-cell table:formula="of:=[.O43]" office:value-type="float" office:value="20" calcext:value-type="float">
            <text:p>20</text:p>
          </table:table-cell>
          <table:table-cell table:formula="of:=16*(SIN([.B44]))^3 + 10" office:value-type="float" office:value="4.86748769995896" calcext:value-type="float">
            <text:p>4,86748769995896</text:p>
          </table:table-cell>
          <table:table-cell table:formula="of:=13*COS([.B44]) - 5*COS(2*[.B44]) - 2*COS(3*[.B44]) - COS(4*[.B44]) + 10" office:value-type="float" office:value="21.4296022396436" calcext:value-type="float">
            <text:p>21,4296022396436</text:p>
          </table:table-cell>
        </table:table-row>
        <table:table-row table:style-name="ro1">
          <table:table-cell table:formula="of:=[.A44] + 2*PI() / 50" office:value-type="float" office:value="5.52920307031804" calcext:value-type="float">
            <text:p>5,52920307031804</text:p>
          </table:table-cell>
          <table:table-cell table:formula="of:=[.B44] + 2*PI()/50" office:value-type="float" office:value="5.65486677646163" calcext:value-type="float">
            <text:p>5,65486677646163</text:p>
          </table:table-cell>
          <table:table-cell table:formula="of:=[.C44]" office:value-type="float" office:value="0" calcext:value-type="float">
            <text:p>0</text:p>
          </table:table-cell>
          <table:table-cell table:formula="of:=16*(SIN([.A45]))^3" office:value-type="float" office:value="-5.13251230004104" calcext:value-type="float">
            <text:p>-5,13251230004104</text:p>
          </table:table-cell>
          <table:table-cell table:formula="of:=13*COS([.A45]) - 5*COS(2*[.A45]) - 2*COS(3*[.A45]) - COS(4*[.A45])" office:value-type="float" office:value="11.4296022396436" calcext:value-type="float">
            <text:p>11,4296022396436</text:p>
          </table:table-cell>
          <table:table-cell office:value-type="string" calcext:value-type="string">
            <text:p>;</text:p>
          </table:table-cell>
          <table:table-cell table:formula="of:=[.G44]" office:value-type="float" office:value="0" calcext:value-type="float">
            <text:p>0</text:p>
          </table:table-cell>
          <table:table-cell table:formula="of:=16*(SIN([.B45]))^3" office:value-type="float" office:value="-3.24919696232901" calcext:value-type="float">
            <text:p>-3,24919696232901</text:p>
          </table:table-cell>
          <table:table-cell table:formula="of:=13*COS([.B45]) - 5*COS(2*[.B45]) - 2*COS(3*[.B45]) - COS(4*[.B45])" office:value-type="float" office:value="10.3991869381244" calcext:value-type="float">
            <text:p>10,3991869381244</text:p>
          </table:table-cell>
          <table:table-cell office:value-type="string" calcext:value-type="string">
            <text:p>|</text:p>
          </table:table-cell>
          <table:table-cell table:formula="of:=[.K44]" office:value-type="float" office:value="20" calcext:value-type="float">
            <text:p>20</text:p>
          </table:table-cell>
          <table:table-cell table:formula="of:=16*(SIN([.A45]))^3 + 10" office:value-type="float" office:value="4.86748769995896" calcext:value-type="float">
            <text:p>4,86748769995896</text:p>
          </table:table-cell>
          <table:table-cell table:formula="of:=13*COS([.A45]) - 5*COS(2*[.A45]) - 2*COS(3*[.A45]) - COS(4*[.A45]) + 10" office:value-type="float" office:value="21.4296022396436" calcext:value-type="float">
            <text:p>21,4296022396436</text:p>
          </table:table-cell>
          <table:table-cell office:value-type="string" calcext:value-type="string">
            <text:p>;</text:p>
          </table:table-cell>
          <table:table-cell table:formula="of:=[.O44]" office:value-type="float" office:value="20" calcext:value-type="float">
            <text:p>20</text:p>
          </table:table-cell>
          <table:table-cell table:formula="of:=16*(SIN([.B45]))^3 + 10" office:value-type="float" office:value="6.75080303767099" calcext:value-type="float">
            <text:p>6,75080303767099</text:p>
          </table:table-cell>
          <table:table-cell table:formula="of:=13*COS([.B45]) - 5*COS(2*[.B45]) - 2*COS(3*[.B45]) - COS(4*[.B45]) + 10" office:value-type="float" office:value="20.3991869381244" calcext:value-type="float">
            <text:p>20,3991869381244</text:p>
          </table:table-cell>
        </table:table-row>
        <table:table-row table:style-name="ro1">
          <table:table-cell table:formula="of:=[.A45] + 2*PI() / 50" office:value-type="float" office:value="5.65486677646163" calcext:value-type="float">
            <text:p>5,65486677646163</text:p>
          </table:table-cell>
          <table:table-cell table:formula="of:=[.B45] + 2*PI()/50" office:value-type="float" office:value="5.78053048260522" calcext:value-type="float">
            <text:p>5,78053048260522</text:p>
          </table:table-cell>
          <table:table-cell table:formula="of:=[.C45]" office:value-type="float" office:value="0" calcext:value-type="float">
            <text:p>0</text:p>
          </table:table-cell>
          <table:table-cell table:formula="of:=16*(SIN([.A46]))^3" office:value-type="float" office:value="-3.24919696232901" calcext:value-type="float">
            <text:p>-3,24919696232901</text:p>
          </table:table-cell>
          <table:table-cell table:formula="of:=13*COS([.A46]) - 5*COS(2*[.A46]) - 2*COS(3*[.A46]) - COS(4*[.A46])" office:value-type="float" office:value="10.3991869381244" calcext:value-type="float">
            <text:p>10,3991869381244</text:p>
          </table:table-cell>
          <table:table-cell office:value-type="string" calcext:value-type="string">
            <text:p>;</text:p>
          </table:table-cell>
          <table:table-cell table:formula="of:=[.G45]" office:value-type="float" office:value="0" calcext:value-type="float">
            <text:p>0</text:p>
          </table:table-cell>
          <table:table-cell table:formula="of:=16*(SIN([.B46]))^3" office:value-type="float" office:value="-1.78893717550745" calcext:value-type="float">
            <text:p>-1,78893717550745</text:p>
          </table:table-cell>
          <table:table-cell table:formula="of:=13*COS([.B46]) - 5*COS(2*[.B46]) - 2*COS(3*[.B46]) - COS(4*[.B46])" office:value-type="float" office:value="9.01305111818163" calcext:value-type="float">
            <text:p>9,01305111818163</text:p>
          </table:table-cell>
          <table:table-cell office:value-type="string" calcext:value-type="string">
            <text:p>|</text:p>
          </table:table-cell>
          <table:table-cell table:formula="of:=[.K45]" office:value-type="float" office:value="20" calcext:value-type="float">
            <text:p>20</text:p>
          </table:table-cell>
          <table:table-cell table:formula="of:=16*(SIN([.A46]))^3 + 10" office:value-type="float" office:value="6.75080303767099" calcext:value-type="float">
            <text:p>6,75080303767099</text:p>
          </table:table-cell>
          <table:table-cell table:formula="of:=13*COS([.A46]) - 5*COS(2*[.A46]) - 2*COS(3*[.A46]) - COS(4*[.A46]) + 10" office:value-type="float" office:value="20.3991869381244" calcext:value-type="float">
            <text:p>20,3991869381244</text:p>
          </table:table-cell>
          <table:table-cell office:value-type="string" calcext:value-type="string">
            <text:p>;</text:p>
          </table:table-cell>
          <table:table-cell table:formula="of:=[.O45]" office:value-type="float" office:value="20" calcext:value-type="float">
            <text:p>20</text:p>
          </table:table-cell>
          <table:table-cell table:formula="of:=16*(SIN([.B46]))^3 + 10" office:value-type="float" office:value="8.21106282449255" calcext:value-type="float">
            <text:p>8,21106282449255</text:p>
          </table:table-cell>
          <table:table-cell table:formula="of:=13*COS([.B46]) - 5*COS(2*[.B46]) - 2*COS(3*[.B46]) - COS(4*[.B46]) + 10" office:value-type="float" office:value="19.0130511181816" calcext:value-type="float">
            <text:p>19,0130511181816</text:p>
          </table:table-cell>
        </table:table-row>
        <table:table-row table:style-name="ro1">
          <table:table-cell table:formula="of:=[.A46] + 2*PI() / 50" office:value-type="float" office:value="5.78053048260522" calcext:value-type="float">
            <text:p>5,78053048260522</text:p>
          </table:table-cell>
          <table:table-cell table:formula="of:=[.B46] + 2*PI()/50" office:value-type="float" office:value="5.90619418874882" calcext:value-type="float">
            <text:p>5,90619418874882</text:p>
          </table:table-cell>
          <table:table-cell table:formula="of:=[.C46]" office:value-type="float" office:value="0" calcext:value-type="float">
            <text:p>0</text:p>
          </table:table-cell>
          <table:table-cell table:formula="of:=16*(SIN([.A47]))^3" office:value-type="float" office:value="-1.78893717550745" calcext:value-type="float">
            <text:p>-1,78893717550745</text:p>
          </table:table-cell>
          <table:table-cell table:formula="of:=13*COS([.A47]) - 5*COS(2*[.A47]) - 2*COS(3*[.A47]) - COS(4*[.A47])" office:value-type="float" office:value="9.01305111818163" calcext:value-type="float">
            <text:p>9,01305111818163</text:p>
          </table:table-cell>
          <table:table-cell office:value-type="string" calcext:value-type="string">
            <text:p>;</text:p>
          </table:table-cell>
          <table:table-cell table:formula="of:=[.G46]" office:value-type="float" office:value="0" calcext:value-type="float">
            <text:p>0</text:p>
          </table:table-cell>
          <table:table-cell table:formula="of:=16*(SIN([.B47]))^3" office:value-type="float" office:value="-0.79818642235203" calcext:value-type="float">
            <text:p>-0,79818642235203</text:p>
          </table:table-cell>
          <table:table-cell table:formula="of:=13*COS([.B47]) - 5*COS(2*[.B47]) - 2*COS(3*[.B47]) - COS(4*[.B47])" office:value-type="float" office:value="7.5279020767807" calcext:value-type="float">
            <text:p>7,5279020767807</text:p>
          </table:table-cell>
          <table:table-cell office:value-type="string" calcext:value-type="string">
            <text:p>|</text:p>
          </table:table-cell>
          <table:table-cell table:formula="of:=[.K46]" office:value-type="float" office:value="20" calcext:value-type="float">
            <text:p>20</text:p>
          </table:table-cell>
          <table:table-cell table:formula="of:=16*(SIN([.A47]))^3 + 10" office:value-type="float" office:value="8.21106282449255" calcext:value-type="float">
            <text:p>8,21106282449255</text:p>
          </table:table-cell>
          <table:table-cell table:formula="of:=13*COS([.A47]) - 5*COS(2*[.A47]) - 2*COS(3*[.A47]) - COS(4*[.A47]) + 10" office:value-type="float" office:value="19.0130511181816" calcext:value-type="float">
            <text:p>19,0130511181816</text:p>
          </table:table-cell>
          <table:table-cell office:value-type="string" calcext:value-type="string">
            <text:p>;</text:p>
          </table:table-cell>
          <table:table-cell table:formula="of:=[.O46]" office:value-type="float" office:value="20" calcext:value-type="float">
            <text:p>20</text:p>
          </table:table-cell>
          <table:table-cell table:formula="of:=16*(SIN([.B47]))^3 + 10" office:value-type="float" office:value="9.20181357764797" calcext:value-type="float">
            <text:p>9,20181357764797</text:p>
          </table:table-cell>
          <table:table-cell table:formula="of:=13*COS([.B47]) - 5*COS(2*[.B47]) - 2*COS(3*[.B47]) - COS(4*[.B47]) + 10" office:value-type="float" office:value="17.5279020767807" calcext:value-type="float">
            <text:p>17,5279020767807</text:p>
          </table:table-cell>
        </table:table-row>
        <table:table-row table:style-name="ro1">
          <table:table-cell table:formula="of:=[.A47] + 2*PI() / 50" office:value-type="float" office:value="5.90619418874882" calcext:value-type="float">
            <text:p>5,90619418874882</text:p>
          </table:table-cell>
          <table:table-cell table:formula="of:=[.B47] + 2*PI()/50" office:value-type="float" office:value="6.03185789489241" calcext:value-type="float">
            <text:p>6,03185789489241</text:p>
          </table:table-cell>
          <table:table-cell table:formula="of:=[.C47]" office:value-type="float" office:value="0" calcext:value-type="float">
            <text:p>0</text:p>
          </table:table-cell>
          <table:table-cell table:formula="of:=16*(SIN([.A48]))^3" office:value-type="float" office:value="-0.79818642235203" calcext:value-type="float">
            <text:p>-0,79818642235203</text:p>
          </table:table-cell>
          <table:table-cell table:formula="of:=13*COS([.A48]) - 5*COS(2*[.A48]) - 2*COS(3*[.A48]) - COS(4*[.A48])" office:value-type="float" office:value="7.5279020767807" calcext:value-type="float">
            <text:p>7,5279020767807</text:p>
          </table:table-cell>
          <table:table-cell office:value-type="string" calcext:value-type="string">
            <text:p>;</text:p>
          </table:table-cell>
          <table:table-cell table:formula="of:=[.G47]" office:value-type="float" office:value="0" calcext:value-type="float">
            <text:p>0</text:p>
          </table:table-cell>
          <table:table-cell table:formula="of:=16*(SIN([.B48]))^3" office:value-type="float" office:value="-0.246090222263489" calcext:value-type="float">
            <text:p>-0,246090222263489</text:p>
          </table:table-cell>
          <table:table-cell table:formula="of:=13*COS([.B48]) - 5*COS(2*[.B48]) - 2*COS(3*[.B48]) - COS(4*[.B48])" office:value-type="float" office:value="6.21628364463102" calcext:value-type="float">
            <text:p>6,21628364463102</text:p>
          </table:table-cell>
          <table:table-cell office:value-type="string" calcext:value-type="string">
            <text:p>|</text:p>
          </table:table-cell>
          <table:table-cell table:formula="of:=[.K47]" office:value-type="float" office:value="20" calcext:value-type="float">
            <text:p>20</text:p>
          </table:table-cell>
          <table:table-cell table:formula="of:=16*(SIN([.A48]))^3 + 10" office:value-type="float" office:value="9.20181357764797" calcext:value-type="float">
            <text:p>9,20181357764797</text:p>
          </table:table-cell>
          <table:table-cell table:formula="of:=13*COS([.A48]) - 5*COS(2*[.A48]) - 2*COS(3*[.A48]) - COS(4*[.A48]) + 10" office:value-type="float" office:value="17.5279020767807" calcext:value-type="float">
            <text:p>17,5279020767807</text:p>
          </table:table-cell>
          <table:table-cell office:value-type="string" calcext:value-type="string">
            <text:p>;</text:p>
          </table:table-cell>
          <table:table-cell table:formula="of:=[.O47]" office:value-type="float" office:value="20" calcext:value-type="float">
            <text:p>20</text:p>
          </table:table-cell>
          <table:table-cell table:formula="of:=16*(SIN([.B48]))^3 + 10" office:value-type="float" office:value="9.75390977773651" calcext:value-type="float">
            <text:p>9,75390977773651</text:p>
          </table:table-cell>
          <table:table-cell table:formula="of:=13*COS([.B48]) - 5*COS(2*[.B48]) - 2*COS(3*[.B48]) - COS(4*[.B48]) + 10" office:value-type="float" office:value="16.216283644631" calcext:value-type="float">
            <text:p>16,216283644631</text:p>
          </table:table-cell>
        </table:table-row>
        <table:table-row table:style-name="ro1">
          <table:table-cell table:formula="of:=[.A48] + 2*PI() / 50" office:value-type="float" office:value="6.03185789489241" calcext:value-type="float">
            <text:p>6,03185789489241</text:p>
          </table:table-cell>
          <table:table-cell table:formula="of:=[.B48] + 2*PI()/50" office:value-type="float" office:value="6.157521601036" calcext:value-type="float">
            <text:p>6,157521601036</text:p>
          </table:table-cell>
          <table:table-cell table:formula="of:=[.C48]" office:value-type="float" office:value="0" calcext:value-type="float">
            <text:p>0</text:p>
          </table:table-cell>
          <table:table-cell table:formula="of:=16*(SIN([.A49]))^3" office:value-type="float" office:value="-0.246090222263489" calcext:value-type="float">
            <text:p>-0,246090222263489</text:p>
          </table:table-cell>
          <table:table-cell table:formula="of:=13*COS([.A49]) - 5*COS(2*[.A49]) - 2*COS(3*[.A49]) - COS(4*[.A49])" office:value-type="float" office:value="6.21628364463102" calcext:value-type="float">
            <text:p>6,21628364463102</text:p>
          </table:table-cell>
          <table:table-cell office:value-type="string" calcext:value-type="string">
            <text:p>;</text:p>
          </table:table-cell>
          <table:table-cell table:formula="of:=[.G48]" office:value-type="float" office:value="0" calcext:value-type="float">
            <text:p>0</text:p>
          </table:table-cell>
          <table:table-cell table:formula="of:=16*(SIN([.B49]))^3" office:value-type="float" office:value="-0.0315005920329354" calcext:value-type="float">
            <text:p>-0,0315005920329354</text:p>
          </table:table-cell>
          <table:table-cell table:formula="of:=13*COS([.B49]) - 5*COS(2*[.B49]) - 2*COS(3*[.B49]) - COS(4*[.B49])" office:value-type="float" office:value="5.31871565962466" calcext:value-type="float">
            <text:p>5,31871565962466</text:p>
          </table:table-cell>
          <table:table-cell office:value-type="string" calcext:value-type="string">
            <text:p>|</text:p>
          </table:table-cell>
          <table:table-cell table:formula="of:=[.K48]" office:value-type="float" office:value="20" calcext:value-type="float">
            <text:p>20</text:p>
          </table:table-cell>
          <table:table-cell table:formula="of:=16*(SIN([.A49]))^3 + 10" office:value-type="float" office:value="9.75390977773651" calcext:value-type="float">
            <text:p>9,75390977773651</text:p>
          </table:table-cell>
          <table:table-cell table:formula="of:=13*COS([.A49]) - 5*COS(2*[.A49]) - 2*COS(3*[.A49]) - COS(4*[.A49]) + 10" office:value-type="float" office:value="16.216283644631" calcext:value-type="float">
            <text:p>16,216283644631</text:p>
          </table:table-cell>
          <table:table-cell office:value-type="string" calcext:value-type="string">
            <text:p>;</text:p>
          </table:table-cell>
          <table:table-cell table:formula="of:=[.O48]" office:value-type="float" office:value="20" calcext:value-type="float">
            <text:p>20</text:p>
          </table:table-cell>
          <table:table-cell table:formula="of:=16*(SIN([.B49]))^3 + 10" office:value-type="float" office:value="9.96849940796706" calcext:value-type="float">
            <text:p>9,96849940796706</text:p>
          </table:table-cell>
          <table:table-cell table:formula="of:=13*COS([.B49]) - 5*COS(2*[.B49]) - 2*COS(3*[.B49]) - COS(4*[.B49]) + 10" office:value-type="float" office:value="15.3187156596247" calcext:value-type="float">
            <text:p>15,3187156596247</text:p>
          </table:table-cell>
        </table:table-row>
        <table:table-row table:style-name="ro1">
          <table:table-cell table:formula="of:=[.A49] + 2*PI() / 50" office:value-type="float" office:value="6.157521601036" calcext:value-type="float">
            <text:p>6,157521601036</text:p>
          </table:table-cell>
          <table:table-cell table:formula="of:=[.B49] + 2*PI()/50" office:value-type="float" office:value="6.28318530717959" calcext:value-type="float">
            <text:p>6,28318530717959</text:p>
          </table:table-cell>
          <table:table-cell table:formula="of:=[.C49]" office:value-type="float" office:value="0" calcext:value-type="float">
            <text:p>0</text:p>
          </table:table-cell>
          <table:table-cell table:formula="of:=16*(SIN([.A50]))^3" office:value-type="float" office:value="-0.0315005920329354" calcext:value-type="float">
            <text:p>-0,0315005920329354</text:p>
          </table:table-cell>
          <table:table-cell table:formula="of:=13*COS([.A50]) - 5*COS(2*[.A50]) - 2*COS(3*[.A50]) - COS(4*[.A50])" office:value-type="float" office:value="5.31871565962466" calcext:value-type="float">
            <text:p>5,31871565962466</text:p>
          </table:table-cell>
          <table:table-cell office:value-type="string" calcext:value-type="string">
            <text:p>;</text:p>
          </table:table-cell>
          <table:table-cell table:formula="of:=[.G49]" office:value-type="float" office:value="0" calcext:value-type="float">
            <text:p>0</text:p>
          </table:table-cell>
          <table:table-cell table:formula="of:=16*(SIN([.B50]))^3" office:value-type="float" office:value="2.10267805748626E-042" calcext:value-type="float">
            <text:p>2,10267805748626E-42</text:p>
          </table:table-cell>
          <table:table-cell table:formula="of:=13*COS([.B50]) - 5*COS(2*[.B50]) - 2*COS(3*[.B50]) - COS(4*[.B50])"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table:formula="of:=[.K49]" office:value-type="float" office:value="20" calcext:value-type="float">
            <text:p>20</text:p>
          </table:table-cell>
          <table:table-cell table:formula="of:=16*(SIN([.A50]))^3 + 10" office:value-type="float" office:value="9.96849940796706" calcext:value-type="float">
            <text:p>9,96849940796706</text:p>
          </table:table-cell>
          <table:table-cell table:formula="of:=13*COS([.A50]) - 5*COS(2*[.A50]) - 2*COS(3*[.A50]) - COS(4*[.A50]) + 10" office:value-type="float" office:value="15.3187156596247" calcext:value-type="float">
            <text:p>15,3187156596247</text:p>
          </table:table-cell>
          <table:table-cell office:value-type="string" calcext:value-type="string">
            <text:p>;</text:p>
          </table:table-cell>
          <table:table-cell table:formula="of:=[.O49]" office:value-type="float" office:value="20" calcext:value-type="float">
            <text:p>20</text:p>
          </table:table-cell>
          <table:table-cell table:formula="of:=16*(SIN([.B50]))^3 + 10" office:value-type="float" office:value="10" calcext:value-type="float">
            <text:p>10</text:p>
          </table:table-cell>
          <table:table-cell table:formula="of:=13*COS([.B50]) - 5*COS(2*[.B50]) - 2*COS(3*[.B50]) - COS(4*[.B50]) + 10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09:52:34.54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12:42:49.234000000</meta:creation-date>
    <dc:date>2023-09-29T09:53:17.076000000</dc:date>
    <meta:editing-duration>PT39M25S</meta:editing-duration>
    <meta:editing-cycles>9</meta:editing-cycles>
    <meta:generator>LibreOffice/7.6.1.2$Windows_X86_64 LibreOffice_project/f5defcebd022c5bc36bbb79be232cb6926d8f674</meta:generator>
    <meta:document-statistic meta:table-count="1" meta:cell-count="850" meta:object-count="0"/>
  </office:meta>
</office:document-meta>
</file>